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ashed_20__28_var_29_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3.232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4.849cm" fo:min-width="10.061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9.162cm" fo:min-width="1.81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3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0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5.2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7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1.6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7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8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9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2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fo:min-height="0.395cm"/>
    </style:style>
    <style:style style:name="gr45" style:family="graphic" style:parent-style-name="standard">
      <style:graphic-properties draw:stroke="none" svg:stroke-color="#000000" draw:fill="none" draw:fill-color="#ffffff" fo:min-height="0.789cm"/>
    </style:style>
    <style:style style:name="gr4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045cm" fo:min-width="5.835cm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8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5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6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323cm" fo:min-width="3.245cm" fo:padding-top="0.13cm" fo:padding-bottom="0.13cm" fo:padding-left="0.255cm" fo:padding-right="0.25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9" style:family="graphic" style:parent-style-name="standard">
      <style:graphic-properties draw:stroke="none" svg:stroke-color="#000000" draw:fill="none" draw:fill-color="#ffffff" fo:min-height="0.319cm"/>
    </style:style>
    <style:style style:name="gr60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3.01cm" fo:min-width="3.245cm" fo:padding-top="0.13cm" fo:padding-bottom="0.13cm" fo:padding-left="0.255cm" fo:padding-right="0.255cm"/>
    </style:style>
    <style:style style:name="gr61" style:family="graphic" style:parent-style-name="standard">
      <style:graphic-properties draw:stroke="none" svg:stroke-color="#000000" draw:fill="none" draw:fill-color="#ffffff" fo:min-height="0.556cm"/>
    </style:style>
    <style:style style:name="gr62" style:family="graphic" style:parent-style-name="standard">
      <style:graphic-properties draw:stroke="none" svg:stroke-color="#000000" draw:fill="none" draw:fill-color="#ffffff" fo:min-height="0.239cm"/>
    </style:style>
    <style:style style:name="gr63" style:family="graphic" style:parent-style-name="standard">
      <style:graphic-properties draw:textarea-horizontal-align="justify" draw:textarea-vertical-align="middle" draw:auto-grow-height="false" fo:min-height="0.912cm" fo:min-width="0.371cm"/>
    </style:style>
    <style:style style:name="gr64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svg:stroke-color="#000000" draw:fill="none" draw:fill-color="#ffffff" fo:min-height="1.294cm"/>
    </style:style>
    <style:style style:name="gr66" style:family="graphic" style:parent-style-name="objectwithoutfill">
      <style:graphic-properties svg:stroke-width="0.05cm" svg:stroke-color="#00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fo:min-height="0.958cm"/>
    </style:style>
    <style:style style:name="gr68" style:family="graphic" style:parent-style-name="objectwithoutfill">
      <style:graphic-properties svg:stroke-width="0.05cm" svg:stroke-color="#000000" draw:marker-start="Reversed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2.71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5.209cm" fo:min-width="1.811cm" fo:padding-top="0.15cm" fo:padding-bottom="0.15cm" fo:padding-left="0.275cm" fo:padding-right="0.275cm"/>
    </style:style>
    <style:style style:name="gr7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08cm" fo:min-width="4.869cm" fo:padding-top="0.175cm" fo:padding-bottom="0.175cm" fo:padding-left="0.3cm" fo:padding-right="0.3cm"/>
    </style:style>
    <style:style style:name="gr72" style:family="graphic" style:parent-style-name="standard">
      <style:graphic-properties draw:stroke="none" draw:fill="none" fo:min-height="1.183cm"/>
    </style:style>
    <style:style style:name="gr7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963cm" fo:min-width="1.685cm" fo:padding-top="0.175cm" fo:padding-bottom="0.175cm" fo:padding-left="0.3cm" fo:padding-right="0.3cm"/>
    </style:style>
    <style:style style:name="gr74" style:family="graphic" style:parent-style-name="standard">
      <style:graphic-properties svg:stroke-width="0.05cm" svg:stroke-color="#000000" draw:marker-start-width="0.155cm" draw:marker-end="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75" style:family="graphic" style:parent-style-name="objectwithoutfill">
      <style:graphic-properties svg:stroke-width="0.05cm" svg:stroke-color="#000000" draw:marker-start-width="0.155cm" draw:marker-end="" draw:marker-end-width="0.155cm" svg:stroke-opacity="100%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svg:stroke-width="0.02cm" svg:stroke-color="#000000" draw:marker-start-width="0.075cm" draw:marker-end="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7" style:family="graphic" style:parent-style-name="objectwithoutfill">
      <style:graphic-properties svg:stroke-width="0.02cm" svg:stroke-color="#000000" draw:marker-start-width="0.075cm" draw:marker-end="" draw:marker-end-width="0.075cm" svg:stroke-opacity="100%" draw:fill="none" draw:textarea-vertical-align="middle" fo:padding-top="0.135cm" fo:padding-bottom="0.135cm" fo:padding-left="0.26cm" fo:padding-right="0.26cm"/>
    </style:style>
    <style:style style:name="gr78" style:family="graphic" style:parent-style-name="standard">
      <style:graphic-properties draw:stroke="none" svg:stroke-color="#000000" draw:marker-end="" draw:fill="none" draw:fill-color="#ffffff" fo:min-height="0.395cm"/>
    </style:style>
    <style:style style:name="gr7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8cm" fo:min-width="2.595cm" fo:padding-top="0.175cm" fo:padding-bottom="0.175cm" fo:padding-left="0.3cm" fo:padding-right="0.3cm"/>
    </style:style>
    <style:style style:name="gr80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5.111cm" fo:min-width="3.245cm" fo:padding-top="0.13cm" fo:padding-bottom="0.13cm" fo:padding-left="0.255cm" fo:padding-right="0.25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05cm"/>
    </style:style>
    <style:style style:name="gr8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704cm" fo:min-width="2.595cm" fo:padding-top="0.175cm" fo:padding-bottom="0.175cm" fo:padding-left="0.3cm" fo:padding-right="0.3cm"/>
    </style:style>
    <style:style style:name="gr8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823cm" fo:min-width="1.685cm" fo:padding-top="0.175cm" fo:padding-bottom="0.175cm" fo:padding-left="0.3cm" fo:padding-right="0.3cm"/>
    </style:style>
    <style:style style:name="gr8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033cm" fo:min-width="7.822cm" fo:padding-top="0.15cm" fo:padding-bottom="0.15cm" fo:padding-left="0.275cm" fo:padding-right="0.275cm"/>
    </style:style>
    <style:style style:name="gr8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6.479cm" fo:min-width="5.629cm" fo:padding-top="0.15cm" fo:padding-bottom="0.15cm" fo:padding-left="0.275cm" fo:padding-right="0.275cm"/>
    </style:style>
    <style:style style:name="gr8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936cm" fo:min-width="4.768cm" fo:padding-top="0.175cm" fo:padding-bottom="0.175cm" fo:padding-left="0.3cm" fo:padding-right="0.3cm"/>
    </style:style>
    <style:style style:name="gr88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4.69cm" fo:min-width="4.576cm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91" style:family="graphic" style:parent-style-name="standard">
      <style:graphic-properties draw:stroke="none" svg:stroke-color="#000000" draw:fill="none" draw:fill-color="#ffffff" fo:min-height="1.111cm"/>
    </style:style>
    <style:style style:name="gr92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858cm" fo:min-width="1.67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cc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6pt" style:font-size-asian="18pt" style:font-size-complex="18pt"/>
    </style:style>
    <style:style style:name="P18" style:family="paragraph">
      <loext:graphic-properties draw:fill="none" draw:fill-color="#ffffff"/>
      <style:text-properties fo:font-size="8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996600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2cm" svg:y1="18.808cm" svg:x2="7.841cm" svg:y2="18.812cm">
          <text:p/>
        </draw:line>
        <draw:line draw:style-name="gr2" draw:text-style-name="P1" draw:layer="layout" svg:x1="15.184cm" svg:y1="6.399cm" svg:x2="15.181cm" svg:y2="5.874cm">
          <text:p/>
        </draw:line>
        <draw:line draw:style-name="gr3" draw:text-style-name="P1" draw:layer="layout" svg:x1="6.459cm" svg:y1="24.678cm" svg:x2="8.067cm" svg:y2="24.684cm">
          <text:p/>
        </draw:line>
        <draw:line draw:style-name="gr3" draw:text-style-name="P1" draw:layer="layout" svg:x1="6.435cm" svg:y1="23.88cm" svg:x2="8.043cm" svg:y2="23.886cm">
          <text:p/>
        </draw:line>
        <draw:line draw:style-name="gr1" draw:text-style-name="P1" draw:layer="layout" svg:x1="4.812cm" svg:y1="17.776cm" svg:x2="7.428cm" svg:y2="17.795cm">
          <text:p/>
        </draw:line>
        <draw:line draw:style-name="gr2" draw:text-style-name="P1" draw:layer="layout" svg:x1="12.92cm" svg:y1="11.523cm" svg:x2="17.993cm" svg:y2="11.512cm">
          <text:p/>
        </draw:line>
        <draw:line draw:style-name="gr2" draw:text-style-name="P1" draw:layer="layout" svg:x1="13.824cm" svg:y1="24.767cm" svg:x2="17.603cm" svg:y2="24.784cm">
          <text:p/>
        </draw:line>
        <draw:line draw:style-name="gr2" draw:text-style-name="P1" draw:layer="layout" svg:x1="13.584cm" svg:y1="8.124cm" svg:x2="17.992cm" svg:y2="8.133cm">
          <text:p/>
        </draw:line>
        <draw:line draw:style-name="gr2" draw:text-style-name="P1" draw:layer="layout" svg:x1="12.067cm" svg:y1="10.469cm" svg:x2="17.177cm" svg:y2="10.461cm">
          <text:p/>
        </draw:line>
        <draw:line draw:style-name="gr4" draw:text-style-name="P1" draw:layer="layout" svg:x1="3.853cm" svg:y1="22.258cm" svg:x2="9.606cm" svg:y2="22.312cm">
          <text:p/>
        </draw:line>
        <draw:line draw:style-name="gr2" draw:text-style-name="P1" draw:layer="layout" svg:x1="12.915cm" svg:y1="21.117cm" svg:x2="12.939cm" svg:y2="4.149cm">
          <text:p/>
        </draw:line>
        <draw:line draw:style-name="gr2" draw:text-style-name="P1" draw:layer="layout" svg:x1="12.079cm" svg:y1="9.391cm" svg:x2="17.2cm" svg:y2="9.417cm">
          <text:p/>
        </draw:line>
        <draw:custom-shape draw:style-name="gr5" draw:text-style-name="P2" draw:layer="layout" svg:width="0.41cm" svg:height="23.532cm" svg:x="15.611cm" svg:y="3.70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07cm" svg:y1="3.529cm" svg:x2="17.609cm" svg:y2="3.483cm">
          <text:p/>
        </draw:line>
        <draw:line draw:style-name="gr6" draw:text-style-name="P1" draw:layer="layout" svg:x1="13.64cm" svg:y1="5.265cm" svg:x2="17.784cm" svg:y2="5.265cm">
          <text:p/>
        </draw:line>
        <draw:line draw:style-name="gr2" draw:text-style-name="P1" draw:layer="layout" svg:x1="8.212cm" svg:y1="9.415cm" svg:x2="3.865cm" svg:y2="9.402cm">
          <text:p/>
        </draw:line>
        <draw:custom-shape draw:style-name="gr7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611cm" svg:height="15.149cm" svg:x="5.82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824cm" svg:y1="25.523cm" svg:x2="17.603cm" svg:y2="25.54cm">
          <text:p/>
        </draw:line>
        <draw:line draw:style-name="gr2" draw:text-style-name="P1" draw:layer="layout" svg:x1="13.815cm" svg:y1="26.373cm" svg:x2="17.594cm" svg:y2="26.39cm">
          <text:p/>
        </draw:line>
        <draw:custom-shape draw:style-name="gr9" draw:text-style-name="P4" draw:layer="layout" svg:width="2.361cm" svg:height="19.462cm" svg:x="1.442cm" svg:y="5.899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51cm" svg:y1="3.611cm" svg:x2="2.237cm" svg:y2="5.776cm">
          <text:p/>
        </draw:line>
        <draw:frame draw:style-name="gr10" draw:text-style-name="P5" draw:layer="layout" svg:width="1.851cm" svg:height="0.645cm" svg:x="3.764cm" svg:y="8.908cm">
          <draw:text-box>
            <text:p><text:span text:style-name="T2">GPIO 5</text:span></text:p>
          </draw:text-box>
        </draw:frame>
        <draw:frame draw:style-name="gr11" draw:text-style-name="P5" draw:layer="layout" svg:width="0.975cm" svg:height="0.645cm" svg:x="3.02cm" svg:y="8.851cm">
          <draw:text-box>
            <text:p><text:span text:style-name="T2">29</text:span></text:p>
          </draw:text-box>
        </draw:frame>
        <draw:line draw:style-name="gr2" draw:text-style-name="P1" draw:layer="layout" svg:x1="3.888cm" svg:y1="10.46cm" svg:x2="8.327cm" svg:y2="10.472cm">
          <text:p/>
        </draw:line>
        <draw:frame draw:style-name="gr12" draw:text-style-name="P5" draw:layer="layout" svg:width="1.869cm" svg:height="0.645cm" svg:x="3.708cm" svg:y="9.97cm">
          <draw:text-box>
            <text:p><text:span text:style-name="T2">GPIO 18</text:span></text:p>
          </draw:text-box>
        </draw:frame>
        <draw:custom-shape draw:style-name="gr13" draw:text-style-name="P3" draw:layer="layout" svg:width="0.289cm" svg:height="0.289cm" svg:x="3.677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891cm" svg:height="0.645cm" svg:x="3.057cm" svg:y="9.867cm">
          <draw:text-box>
            <text:p><text:span text:style-name="T2">12</text:span></text:p>
          </draw:text-box>
        </draw:frame>
        <draw:line draw:style-name="gr2" draw:text-style-name="P1" draw:layer="layout" svg:x1="2.906cm" svg:y1="4.324cm" svg:x2="2.896cm" svg:y2="5.77cm">
          <text:p/>
        </draw:line>
        <draw:frame draw:style-name="gr15" draw:text-style-name="P6" draw:layer="layout" svg:width="17.931cm" svg:height="0.962cm" svg:x="1.222cm" svg:y="27.696cm">
          <draw:text-box>
            <text:p text:style-name="P3"><text:span text:style-name="T3">Sensor and Control Assembly </text:span><text:span text:style-name="T1">Circuit (Standard Configuration)</text:span></text:p>
          </draw:text-box>
        </draw:frame>
        <draw:custom-shape draw:style-name="gr16" draw:text-style-name="P7" draw:layer="layout" svg:width="1.553cm" svg:height="1.315cm" svg:x="17.567cm" svg:y="3.184cm">
          <text:p text:style-name="P3"><text:span text:style-name="T1">PSU</text:span></text:p>
          <text:p text:style-name="P3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027cm" svg:height="0.645cm" svg:x="16.529cm" svg:y="3.642cm">
          <draw:text-box>
            <text:p><text:span text:style-name="T2">0 V</text:span></text:p>
          </draw:text-box>
        </draw:frame>
        <draw:line draw:style-name="gr2" draw:text-style-name="P1" draw:layer="layout" svg:x1="12.144cm" svg:y1="14.365cm" svg:x2="16.702cm" svg:y2="14.346cm">
          <text:p/>
        </draw:line>
        <draw:custom-shape draw:style-name="gr13" draw:text-style-name="P3" draw:layer="layout" svg:width="0.289cm" svg:height="0.289cm" svg:x="3.63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9" draw:text-style-name="P5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20" draw:text-style-name="P5" draw:layer="layout" svg:width="1.425cm" svg:height="0.645cm" svg:x="16.337cm" svg:y="3.007cm">
          <draw:text-box>
            <text:p><text:span text:style-name="T2">+12 V</text:span></text:p>
          </draw:text-box>
        </draw:frame>
        <draw:custom-shape draw:style-name="gr21" draw:text-style-name="P1" draw:layer="layout" svg:width="5.8cm" svg:height="4.063cm" svg:x="8.033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4.439cm" svg:height="1.673cm" svg:x="8.557cm" svg:y="24.314cm">
          <draw:text-box>
            <text:p text:style-name="P3"><text:span text:style-name="T4">ADS1115 A/D</text:span></text:p>
            <text:p text:style-name="P3"><text:span text:style-name="T4">Board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2" draw:text-style-name="P1" draw:layer="layout" svg:x1="13.832cm" svg:y1="23.935cm" svg:x2="17.611cm" svg:y2="23.952cm">
          <text:p/>
        </draw:line>
        <draw:frame draw:style-name="gr24" draw:text-style-name="P5" draw:layer="layout" svg:width="1.243cm" svg:height="0.645cm" svg:x="9.456cm" svg:y="23.085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27" draw:text-style-name="P1" draw:layer="layout" svg:x1="3.899cm" svg:y1="24.68cm" svg:x2="6.623cm" svg:y2="24.675cm">
          <text:p/>
        </draw:line>
        <draw:custom-shape draw:style-name="gr13" draw:text-style-name="P3" draw:layer="layout" svg:width="0.289cm" svg:height="0.289cm" svg:x="7.924cm" svg:y="2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3.804cm" svg:y1="23.877cm" svg:x2="6.559cm" svg:y2="23.865cm">
          <text:p/>
        </draw:line>
        <draw:custom-shape draw:style-name="gr13" draw:text-style-name="P3" draw:layer="layout" svg:width="0.289cm" svg:height="0.289cm" svg:x="7.913cm" svg:y="2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8.004cm" svg:y="24.394cm">
          <draw:text-box>
            <text:p><text:span text:style-name="T2">SCL</text:span></text:p>
          </draw:text-box>
        </draw:frame>
        <draw:frame draw:style-name="gr28" draw:text-style-name="P5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9" draw:text-style-name="P5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30" draw:text-style-name="P5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9" draw:text-style-name="P5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30" draw:text-style-name="P5" draw:layer="layout" svg:width="1.222cm" svg:height="0.645cm" svg:x="8.044cm" svg:y="23.552cm">
          <draw:text-box>
            <text:p><text:span text:style-name="T2">SDA</text:span></text:p>
          </draw:text-box>
        </draw:frame>
        <draw:frame draw:style-name="gr31" draw:text-style-name="P5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3" draw:text-style-name="P3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2" draw:text-style-name="P1" draw:layer="layout" svg:x1="9.604cm" svg:y1="22.323cm" svg:x2="9.601cm" svg:y2="23.112cm">
          <text:p/>
        </draw:line>
        <draw:line draw:style-name="gr2" draw:text-style-name="P1" draw:layer="layout" svg:x1="3.867cm" svg:y1="21.099cm" svg:x2="12.938cm" svg:y2="21.103cm">
          <text:p/>
        </draw:line>
        <draw:custom-shape draw:style-name="gr33" draw:text-style-name="P1" draw:layer="layout" svg:width="2.546cm" svg:height="2.276cm" svg:x="5.342cm" svg:y="2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2.714cm" svg:height="1.916cm" svg:x="5.242cm" svg:y="2.905cm">
          <draw:text-box>
            <text:p text:style-name="P3"><text:span text:style-name="T5">DC/DC Buck Converter</text:span></text:p>
          </draw:text-box>
        </draw:frame>
        <draw:line draw:style-name="gr2" draw:text-style-name="P1" draw:layer="layout" svg:x1="8.02cm" svg:y1="4.227cm" svg:x2="17.58cm" svg:y2="4.182cm">
          <text:p/>
        </draw:line>
        <draw:line draw:style-name="gr2" draw:text-style-name="P1" draw:layer="layout" svg:x1="2.895cm" svg:y1="4.326cm" svg:x2="5.18cm" svg:y2="4.322cm">
          <text:p/>
        </draw:line>
        <draw:line draw:style-name="gr2" draw:text-style-name="P1" draw:layer="layout" svg:x1="2.239cm" svg:y1="3.63cm" svg:x2="5.192cm" svg:y2="3.623cm">
          <text:p/>
        </draw:line>
        <draw:frame draw:style-name="gr35" draw:text-style-name="P5" draw:layer="layout" svg:width="1.67cm" svg:height="0.645cm" svg:x="2.764cm" svg:y="5.134cm">
          <draw:text-box>
            <text:p><text:span text:style-name="T2">0 V (Pi)</text:span></text:p>
          </draw:text-box>
        </draw:frame>
        <draw:frame draw:style-name="gr36" draw:text-style-name="P5" draw:layer="layout" svg:width="1.438cm" svg:height="0.645cm" svg:x="1.184cm" svg:y="5.182cm">
          <draw:text-box>
            <text:p><text:span text:style-name="T2">+5 V</text:span></text:p>
          </draw:text-box>
        </draw:frame>
        <draw:custom-shape draw:style-name="gr37" draw:text-style-name="P10" draw:layer="layout" svg:width="0.939cm" svg:height="0.346cm" svg:x="2.126cm" svg:y="5.593cm">
          <text:p text:style-name="P3"><text:span text:style-name="T6">uUSB</text:span></text:p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1.244cm" svg:height="0.645cm" svg:x="15.22cm" svg:y="2.408cm">
          <draw:text-box>
            <text:p text:style-name="P3"><text:span text:style-name="T7">TB1</text:span></text:p>
          </draw:text-box>
        </draw:frame>
        <draw:g>
          <draw:custom-shape draw:style-name="gr39" draw:text-style-name="P12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6cm" svg:y1="14.278cm" svg:x2="15.907cm" svg:y2="14.387cm">
            <text:p/>
          </draw:line>
          <draw:line draw:style-name="gr40" draw:text-style-name="P1" draw:layer="layout" svg:x1="15.776cm" svg:y1="14.3cm" svg:x2="15.887cm" svg:y2="14.409cm">
            <text:p/>
          </draw:line>
        </draw:g>
        <draw:g>
          <draw:custom-shape draw:style-name="gr41" draw:text-style-name="P12" draw:layer="layout" svg:width="0.155cm" svg:height="0.16cm" svg:x="15.735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6cm" svg:y1="3.457cm" svg:x2="15.877cm" svg:y2="3.566cm">
            <text:p/>
          </draw:line>
          <draw:line draw:style-name="gr42" draw:text-style-name="P1" draw:layer="layout" svg:x1="15.746cm" svg:y1="3.479cm" svg:x2="15.857cm" svg:y2="3.588cm">
            <text:p/>
          </draw:line>
        </draw:g>
        <draw:g>
          <draw:custom-shape draw:style-name="gr39" draw:text-style-name="P12" draw:layer="layout" svg:width="0.155cm" svg:height="0.16cm" svg:x="15.733cm" svg:y="3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4cm" svg:y1="3.457cm" svg:x2="15.875cm" svg:y2="3.566cm">
            <text:p/>
          </draw:line>
          <draw:line draw:style-name="gr40" draw:text-style-name="P1" draw:layer="layout" svg:x1="15.744cm" svg:y1="3.479cm" svg:x2="15.855cm" svg:y2="3.588cm">
            <text:p/>
          </draw:line>
        </draw:g>
        <draw:g>
          <draw:custom-shape draw:style-name="gr39" draw:text-style-name="P12" draw:layer="layout" svg:width="0.155cm" svg:height="0.16cm" svg:x="15.735cm" svg:y="4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4.138cm" svg:x2="15.877cm" svg:y2="4.247cm">
            <text:p/>
          </draw:line>
          <draw:line draw:style-name="gr40" draw:text-style-name="P1" draw:layer="layout" svg:x1="15.746cm" svg:y1="4.16cm" svg:x2="15.857cm" svg:y2="4.269cm">
            <text:p/>
          </draw:line>
        </draw:g>
        <draw:line draw:style-name="gr2" draw:text-style-name="P1" draw:layer="layout" svg:x1="12.272cm" svg:y1="21.094cm" svg:x2="12.292cm" svg:y2="22.978cm">
          <text:p/>
        </draw:line>
        <draw:custom-shape draw:style-name="gr13" draw:text-style-name="P3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9.453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5.183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4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7.73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861cm" svg:x2="15.921cm" svg:y2="23.97cm">
            <text:p/>
          </draw:line>
          <draw:line draw:style-name="gr40" draw:text-style-name="P1" draw:layer="layout" svg:x1="15.79cm" svg:y1="23.883cm" svg:x2="15.901cm" svg:y2="23.992cm">
            <text:p/>
          </draw:line>
        </draw:g>
        <draw:frame draw:style-name="gr44" draw:text-style-name="P5" draw:layer="layout" svg:width="0.635cm" svg:height="0.645cm" svg:x="15.489cm" svg:y="3.471cm">
          <draw:text-box>
            <text:p><text:span text:style-name="T2">1</text:span></text:p>
          </draw:text-box>
        </draw:frame>
        <draw:frame draw:style-name="gr44" draw:text-style-name="P5" draw:layer="layout" svg:width="0.673cm" svg:height="0.645cm" svg:x="15.479cm" svg:y="4.153cm">
          <draw:text-box>
            <text:p><text:span text:style-name="T2">2</text:span></text:p>
          </draw:text-box>
        </draw:frame>
        <draw:frame draw:style-name="gr44" draw:text-style-name="P5" draw:layer="layout" svg:width="0.544cm" svg:height="0.645cm" svg:x="15.475cm" svg:y="9.839cm">
          <draw:text-box>
            <text:p><text:span text:style-name="T2">8</text:span></text:p>
          </draw:text-box>
        </draw:frame>
        <draw:frame draw:style-name="gr44" draw:text-style-name="P5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3" draw:text-style-name="P13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93cm" svg:x2="15.902cm" svg:y2="24.802cm">
            <text:p/>
          </draw:line>
          <draw:line draw:style-name="gr40" draw:text-style-name="P1" draw:layer="layout" svg:x1="15.771cm" svg:y1="24.715cm" svg:x2="15.882cm" svg:y2="24.824cm">
            <text:p/>
          </draw:line>
        </draw:g>
        <draw:frame draw:style-name="gr44" draw:text-style-name="P5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9" draw:text-style-name="P12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449cm" svg:x2="15.902cm" svg:y2="25.558cm">
            <text:p/>
          </draw:line>
          <draw:line draw:style-name="gr40" draw:text-style-name="P1" draw:layer="layout" svg:x1="15.771cm" svg:y1="25.471cm" svg:x2="15.882cm" svg:y2="25.58cm">
            <text:p/>
          </draw:line>
        </draw:g>
        <draw:frame draw:style-name="gr44" draw:text-style-name="P5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9" draw:text-style-name="P12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99cm" svg:x2="15.883cm" svg:y2="26.408cm">
            <text:p/>
          </draw:line>
          <draw:line draw:style-name="gr40" draw:text-style-name="P1" draw:layer="layout" svg:x1="15.752cm" svg:y1="26.321cm" svg:x2="15.863cm" svg:y2="26.43cm">
            <text:p/>
          </draw:line>
        </draw:g>
        <draw:frame draw:style-name="gr45" draw:text-style-name="P5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9" draw:text-style-name="P12" draw:layer="layout" svg:width="0.155cm" svg:height="0.16cm" svg:x="15.749cm" svg:y="8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cm" svg:y1="8.015cm" svg:x2="15.891cm" svg:y2="8.124cm">
            <text:p/>
          </draw:line>
          <draw:line draw:style-name="gr40" draw:text-style-name="P1" draw:layer="layout" svg:x1="15.76cm" svg:y1="8.037cm" svg:x2="15.871cm" svg:y2="8.146cm">
            <text:p/>
          </draw:line>
        </draw:g>
        <draw:frame draw:style-name="gr44" draw:text-style-name="P5" draw:layer="layout" svg:width="0.544cm" svg:height="0.645cm" svg:x="15.486cm" svg:y="8.816cm">
          <draw:text-box>
            <text:p><text:span text:style-name="T2">6</text:span></text:p>
          </draw:text-box>
        </draw:frame>
        <draw:custom-shape draw:style-name="gr46" draw:text-style-name="P1" draw:layer="layout" svg:width="6.385cm" svg:height="5.345cm" svg:x="10.098cm" svg:y="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6.093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43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2.285cm" svg:height="3.439cm" svg:x="17.561cm" svg:y="23.433cm">
          <text:p text:style-name="P3">Hall-</text:p>
          <text:p text:style-name="P3">Effect</text:p>
          <text:p text:style-name="P3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0.289cm" svg:height="0.289cm" svg:x="10.402cm" svg:y="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0.289cm" svg:height="0.289cm" svg:x="10.393cm" svg:y="4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12" draw:layer="layout" svg:width="0.155cm" svg:height="0.16cm" svg:x="15.756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87cm" svg:y1="5.189cm" svg:x2="15.898cm" svg:y2="5.298cm">
            <text:p/>
          </draw:line>
          <draw:line draw:style-name="gr42" draw:text-style-name="P1" draw:layer="layout" svg:x1="15.767cm" svg:y1="5.211cm" svg:x2="15.878cm" svg:y2="5.32cm">
            <text:p/>
          </draw:line>
        </draw:g>
        <draw:g>
          <draw:custom-shape draw:style-name="gr39" draw:text-style-name="P12" draw:layer="layout" svg:width="0.155cm" svg:height="0.16cm" svg:x="15.754cm" svg:y="5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5cm" svg:y1="5.189cm" svg:x2="15.896cm" svg:y2="5.298cm">
            <text:p/>
          </draw:line>
          <draw:line draw:style-name="gr40" draw:text-style-name="P1" draw:layer="layout" svg:x1="15.765cm" svg:y1="5.211cm" svg:x2="15.876cm" svg:y2="5.32cm">
            <text:p/>
          </draw:line>
        </draw:g>
        <draw:frame draw:style-name="gr44" draw:text-style-name="P5" draw:layer="layout" svg:width="0.635cm" svg:height="0.645cm" svg:x="15.51cm" svg:y="5.203cm">
          <draw:text-box>
            <text:p><text:span text:style-name="T2">3</text:span></text:p>
          </draw:text-box>
        </draw:frame>
        <draw:line draw:style-name="gr6" draw:text-style-name="P1" draw:layer="layout" svg:x1="12.965cm" svg:y1="5.884cm" svg:x2="17.818cm" svg:y2="5.855cm">
          <text:p/>
        </draw:line>
        <draw:g>
          <draw:custom-shape draw:style-name="gr41" draw:text-style-name="P12" draw:layer="layout" svg:width="0.155cm" svg:height="0.16cm" svg:x="15.773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804cm" svg:y1="5.786cm" svg:x2="15.915cm" svg:y2="5.895cm">
            <text:p/>
          </draw:line>
          <draw:line draw:style-name="gr42" draw:text-style-name="P1" draw:layer="layout" svg:x1="15.784cm" svg:y1="5.808cm" svg:x2="15.895cm" svg:y2="5.917cm">
            <text:p/>
          </draw:line>
        </draw:g>
        <draw:g>
          <draw:custom-shape draw:style-name="gr39" draw:text-style-name="P12" draw:layer="layout" svg:width="0.155cm" svg:height="0.16cm" svg:x="15.771cm" svg:y="5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2cm" svg:y1="5.786cm" svg:x2="15.913cm" svg:y2="5.895cm">
            <text:p/>
          </draw:line>
          <draw:line draw:style-name="gr40" draw:text-style-name="P1" draw:layer="layout" svg:x1="15.782cm" svg:y1="5.808cm" svg:x2="15.893cm" svg:y2="5.917cm">
            <text:p/>
          </draw:line>
        </draw:g>
        <draw:frame draw:style-name="gr44" draw:text-style-name="P5" draw:layer="layout" svg:width="0.635cm" svg:height="0.645cm" svg:x="15.485cm" svg:y="5.825cm">
          <draw:text-box>
            <text:p><text:span text:style-name="T2">4</text:span></text:p>
          </draw:text-box>
        </draw:frame>
        <draw:frame draw:style-name="gr49" draw:text-style-name="P5" draw:layer="layout" svg:width="2.194cm" svg:height="1.039cm" svg:x="17.57cm" svg:y="5.063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4" draw:text-style-name="P5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50" draw:text-style-name="P1" draw:layer="layout" svg:width="3.195cm" svg:height="2.804cm" svg:x="16.751cm" svg:y="13.964cm">
          <text:p text:style-name="P3">Composite</text:p>
          <text:p text:style-name="P3">Float</text:p>
          <text:p text:style-name="P3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2" draw:text-style-name="P1" draw:layer="layout" svg:x1="3.876cm" svg:y1="14.398cm" svg:x2="9.502cm" svg:y2="14.408cm">
          <text:p/>
        </draw:line>
        <draw:frame draw:style-name="gr52" draw:text-style-name="P5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3" draw:text-style-name="P3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741cm 12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824cm" svg:y1="13.831cm" svg:x2="7.851cm" svg:y2="22.283cm">
          <text:p/>
        </draw:line>
        <draw:custom-shape draw:style-name="gr43" draw:text-style-name="P13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07cm" svg:y1="13.84cm" svg:x2="8.364cm" svg:y2="13.837cm">
          <text:p/>
        </draw:line>
        <draw:line draw:style-name="gr2" draw:text-style-name="P1" draw:layer="layout" svg:x1="7.428cm" svg:y1="21.112cm" svg:x2="7.417cm" svg:y2="11.353cm">
          <text:p/>
        </draw:line>
        <draw:custom-shape draw:style-name="gr51" draw:text-style-name="P14" draw:layer="layout" svg:width="0.119cm" svg:height="0.108cm" svg:x="7.377cm" svg:y="2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04cm" svg:y1="11.37cm" svg:x2="8.292cm" svg:y2="11.358cm">
          <text:p/>
        </draw:line>
        <draw:frame draw:style-name="gr44" draw:text-style-name="P5" draw:layer="layout" svg:width="0.544cm" svg:height="0.645cm" svg:x="15.476cm" svg:y="11.476cm">
          <draw:text-box>
            <text:p><text:span text:style-name="T2">7</text:span></text:p>
          </draw:text-box>
        </draw:frame>
        <draw:g>
          <draw:custom-shape draw:style-name="gr39" draw:text-style-name="P12" draw:layer="layout" svg:width="0.155cm" svg:height="0.16cm" svg:x="15.741cm" svg:y="9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9.345cm" svg:x2="15.883cm" svg:y2="9.454cm">
            <text:p/>
          </draw:line>
          <draw:line draw:style-name="gr40" draw:text-style-name="P1" draw:layer="layout" svg:x1="15.752cm" svg:y1="9.367cm" svg:x2="15.863cm" svg:y2="9.476cm">
            <text:p/>
          </draw:line>
        </draw:g>
        <draw:line draw:style-name="gr2" draw:text-style-name="P1" draw:layer="layout" svg:x1="12.903cm" svg:y1="16.422cm" svg:x2="16.765cm" svg:y2="16.409cm">
          <text:p/>
        </draw:line>
        <draw:frame draw:style-name="gr44" draw:text-style-name="P5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24cm" svg:y1="16.344cm" svg:x2="15.935cm" svg:y2="16.453cm">
            <text:p/>
          </draw:line>
          <draw:line draw:style-name="gr40" draw:text-style-name="P1" draw:layer="layout" svg:x1="15.804cm" svg:y1="16.366cm" svg:x2="15.915cm" svg:y2="16.475cm">
            <text:p/>
          </draw:line>
        </draw:g>
        <draw:custom-shape draw:style-name="gr51" draw:text-style-name="P14" draw:layer="layout" svg:width="0.119cm" svg:height="0.108cm" svg:x="12.884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51" draw:text-style-name="P14" draw:layer="layout" svg:width="0.119cm" svg:height="0.108cm" svg:x="13.564cm" svg:y="3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91cm" svg:y="5.8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2.882cm" svg:y="4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604cm" svg:y1="14.401cm" svg:x2="13.598cm" svg:y2="13.717cm">
          <text:p/>
        </draw:line>
        <draw:custom-shape draw:style-name="gr43" draw:text-style-name="P13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" draw:layer="layout" svg:width="0.544cm" svg:height="0.645cm" svg:x="15.481cm" svg:y="8.035cm">
          <draw:text-box>
            <text:p><text:span text:style-name="T2">5</text:span></text:p>
          </draw:text-box>
        </draw:frame>
        <draw:custom-shape draw:style-name="gr55" draw:text-style-name="P16" draw:layer="layout" svg:width="1.557cm" svg:height="1.958cm" svg:x="17.22cm" svg:y="8.95cm">
          <text:p text:style-name="P3"><text:span text:style-name="T8">SSR</text:span></text:p>
          <text:p text:style-name="P3"><text:span text:style-name="T8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" draw:text-style-name="P12" draw:layer="layout" svg:width="0.155cm" svg:height="0.16cm" svg:x="15.734cm" svg:y="10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5cm" svg:y1="10.393cm" svg:x2="15.876cm" svg:y2="10.502cm">
            <text:p/>
          </draw:line>
          <draw:line draw:style-name="gr40" draw:text-style-name="P1" draw:layer="layout" svg:x1="15.745cm" svg:y1="10.415cm" svg:x2="15.856cm" svg:y2="10.524cm">
            <text:p/>
          </draw:line>
        </draw:g>
        <draw:g>
          <draw:custom-shape draw:style-name="gr39" draw:text-style-name="P12" draw:layer="layout" svg:width="0.155cm" svg:height="0.16cm" svg:x="15.751cm" svg:y="11.4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2cm" svg:y1="11.438cm" svg:x2="15.893cm" svg:y2="11.547cm">
            <text:p/>
          </draw:line>
          <draw:line draw:style-name="gr40" draw:text-style-name="P1" draw:layer="layout" svg:x1="15.762cm" svg:y1="11.46cm" svg:x2="15.873cm" svg:y2="11.569cm">
            <text:p/>
          </draw:line>
        </draw:g>
        <draw:line draw:style-name="gr6" draw:text-style-name="P1" draw:layer="layout" svg:x1="18.817cm" svg:y1="9.381cm" svg:x2="19.924cm" svg:y2="9.374cm">
          <text:p/>
        </draw:line>
        <draw:line draw:style-name="gr6" draw:text-style-name="P1" draw:layer="layout" svg:x1="18.781cm" svg:y1="10.473cm" svg:x2="19.888cm" svg:y2="10.466cm">
          <text:p/>
        </draw:line>
        <draw:frame draw:style-name="gr17" draw:text-style-name="P5" draw:layer="layout" svg:width="1.027cm" svg:height="0.645cm" svg:x="3.709cm" svg:y="7.97cm">
          <draw:text-box>
            <text:p><text:span text:style-name="T2">5 V</text:span></text:p>
          </draw:text-box>
        </draw:frame>
        <draw:custom-shape draw:style-name="gr13" draw:text-style-name="P3" draw:layer="layout" svg:width="0.289cm" svg:height="0.289cm" svg:x="3.6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0.697cm" svg:height="0.645cm" svg:x="3.16cm" svg:y="8.032cm">
          <draw:text-box>
            <text:p><text:span text:style-name="T2">2</text:span></text:p>
          </draw:text-box>
        </draw:frame>
        <draw:line draw:style-name="gr2" draw:text-style-name="P1" draw:layer="layout" svg:x1="3.914cm" svg:y1="8.619cm" svg:x2="8.323cm" svg:y2="8.621cm">
          <text:p/>
        </draw:line>
        <draw:line draw:style-name="gr2" draw:text-style-name="P1" draw:layer="layout" svg:x1="13.576cm" svg:y1="12.505cm" svg:x2="13.611cm" svg:y2="3.422cm">
          <text:p/>
        </draw:line>
        <draw:custom-shape draw:style-name="gr51" draw:text-style-name="P14" draw:layer="layout" svg:width="0.228cm" svg:height="0.227cm" svg:x="8.221cm" svg:y="9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136cm" svg:y="10.35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46cm" svg:y="8.51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31cm" svg:y="11.2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48cm" svg:y1="8.885cm" svg:x2="10.348cm" svg:y2="9.905cm">
          <text:p/>
        </draw:line>
        <draw:line draw:style-name="gr2" draw:text-style-name="P1" draw:layer="layout" svg:x1="10.348cm" svg:y1="8.899cm" svg:x2="11.08cm" svg:y2="9.429cm">
          <text:p/>
        </draw:line>
        <draw:line draw:style-name="gr2" draw:text-style-name="P1" draw:layer="layout" svg:x1="10.349cm" svg:y1="9.887cm" svg:x2="11.078cm" svg:y2="9.422cm">
          <text:p/>
        </draw:line>
        <draw:line draw:style-name="gr2" draw:text-style-name="P1" draw:layer="layout" svg:x1="9.807cm" svg:y1="9.911cm" svg:x2="9.807cm" svg:y2="10.931cm">
          <text:p/>
        </draw:line>
        <draw:line draw:style-name="gr2" draw:text-style-name="P1" draw:layer="layout" svg:x1="9.806cm" svg:y1="9.924cm" svg:x2="10.538cm" svg:y2="10.454cm">
          <text:p/>
        </draw:line>
        <draw:line draw:style-name="gr2" draw:text-style-name="P1" draw:layer="layout" svg:x1="9.808cm" svg:y1="10.913cm" svg:x2="10.537cm" svg:y2="10.448cm">
          <text:p/>
        </draw:line>
        <draw:line draw:style-name="gr2" draw:text-style-name="P1" draw:layer="layout" svg:x1="8.314cm" svg:y1="9.404cm" svg:x2="10.328cm" svg:y2="9.402cm">
          <text:p/>
        </draw:line>
        <draw:line draw:style-name="gr2" draw:text-style-name="P1" draw:layer="layout" svg:x1="11.093cm" svg:y1="9.426cm" svg:x2="12.102cm" svg:y2="9.428cm">
          <text:p/>
        </draw:line>
        <draw:line draw:style-name="gr2" draw:text-style-name="P1" draw:layer="layout" svg:x1="8.302cm" svg:y1="10.453cm" svg:x2="9.787cm" svg:y2="10.459cm">
          <text:p/>
        </draw:line>
        <draw:line draw:style-name="gr2" draw:text-style-name="P1" draw:layer="layout" svg:x1="10.525cm" svg:y1="10.446cm" svg:x2="12.07cm" svg:y2="10.454cm">
          <text:p/>
        </draw:line>
        <draw:custom-shape draw:style-name="gr56" draw:text-style-name="P1" draw:layer="layout" svg:width="3.755cm" svg:height="3.583cm" svg:x="8.349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11.948cm" svg:y="9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11.963cm" svg:y="10.36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7" draw:layer="layout" svg:width="1.418cm" svg:height="0.572cm" svg:x="7.769cm" svg:y="8.215cm">
          <draw:text-box>
            <text:p><text:span text:style-name="T6">14 <text:s text:c="2"/>Vcc</text:span></text:p>
          </draw:text-box>
        </draw:frame>
        <draw:frame draw:style-name="gr58" draw:text-style-name="P17" draw:layer="layout" svg:width="1.344cm" svg:height="0.489cm" svg:x="7.779cm" svg:y="8.99cm">
          <draw:text-box>
            <text:p><text:span text:style-name="T6">1 <text:s text:c="4"/>1A</text:span></text:p>
          </draw:text-box>
        </draw:frame>
        <draw:frame draw:style-name="gr58" draw:text-style-name="P17" draw:layer="layout" svg:width="1.493cm" svg:height="0.489cm" svg:x="7.799cm" svg:y="10.041cm">
          <draw:text-box>
            <text:p><text:span text:style-name="T6">3 <text:s text:c="4"/>2A</text:span></text:p>
          </draw:text-box>
        </draw:frame>
        <draw:frame draw:style-name="gr58" draw:text-style-name="P17" draw:layer="layout" svg:width="1.239cm" svg:height="0.489cm" svg:x="7.926cm" svg:y="10.934cm">
          <draw:text-box>
            <text:p><text:span text:style-name="T6">7 <text:s text:c="3"/>0 V</text:span></text:p>
          </draw:text-box>
        </draw:frame>
        <draw:frame draw:style-name="gr58" draw:text-style-name="P17" draw:layer="layout" svg:width="1.193cm" svg:height="0.489cm" svg:x="11.515cm" svg:y="8.96cm">
          <draw:text-box>
            <text:p><text:span text:style-name="T6">1Y <text:s text:c="3"/>2</text:span></text:p>
          </draw:text-box>
        </draw:frame>
        <draw:frame draw:style-name="gr58" draw:text-style-name="P17" draw:layer="layout" svg:width="1.193cm" svg:height="0.489cm" svg:x="11.537cm" svg:y="9.923cm">
          <draw:text-box>
            <text:p><text:span text:style-name="T6">2Y <text:s text:c="2"/>4</text:span></text:p>
          </draw:text-box>
        </draw:frame>
        <draw:frame draw:style-name="gr59" draw:text-style-name="P18" draw:layer="layout" svg:width="2.2cm" svg:height="0.569cm" svg:x="10.047cm" svg:y="8.137cm">
          <draw:text-box>
            <text:p><text:span text:style-name="T9">P/O SN5407</text:span></text:p>
          </draw:text-box>
        </draw:frame>
        <draw:line draw:style-name="gr2" draw:text-style-name="P1" draw:layer="layout" svg:x1="10.116cm" svg:y1="13.856cm" svg:x2="10.116cm" svg:y2="14.876cm">
          <text:p/>
        </draw:line>
        <draw:line draw:style-name="gr2" draw:text-style-name="P1" draw:layer="layout" svg:x1="10.116cm" svg:y1="13.87cm" svg:x2="9.384cm" svg:y2="14.4cm">
          <text:p/>
        </draw:line>
        <draw:line draw:style-name="gr2" draw:text-style-name="P1" draw:layer="layout" svg:x1="10.115cm" svg:y1="14.858cm" svg:x2="9.386cm" svg:y2="14.393cm">
          <text:p/>
        </draw:line>
        <draw:line draw:style-name="gr2" draw:text-style-name="P1" draw:layer="layout" svg:x1="10.657cm" svg:y1="14.882cm" svg:x2="10.657cm" svg:y2="15.902cm">
          <text:p/>
        </draw:line>
        <draw:line draw:style-name="gr2" draw:text-style-name="P1" draw:layer="layout" svg:x1="10.658cm" svg:y1="14.895cm" svg:x2="9.926cm" svg:y2="15.425cm">
          <text:p/>
        </draw:line>
        <draw:line draw:style-name="gr2" draw:text-style-name="P1" draw:layer="layout" svg:x1="10.656cm" svg:y1="15.884cm" svg:x2="9.927cm" svg:y2="15.419cm">
          <text:p/>
        </draw:line>
        <draw:line draw:style-name="gr2" draw:text-style-name="P1" draw:layer="layout" svg:x1="12.15cm" svg:y1="14.375cm" svg:x2="10.136cm" svg:y2="14.373cm">
          <text:p/>
        </draw:line>
        <draw:line draw:style-name="gr2" draw:text-style-name="P1" draw:layer="layout" svg:x1="9.403cm" svg:y1="14.407cm" svg:x2="8.394cm" svg:y2="14.409cm">
          <text:p/>
        </draw:line>
        <draw:line draw:style-name="gr2" draw:text-style-name="P1" draw:layer="layout" svg:x1="12.162cm" svg:y1="15.424cm" svg:x2="10.677cm" svg:y2="15.43cm">
          <text:p/>
        </draw:line>
        <draw:line draw:style-name="gr2" draw:text-style-name="P1" draw:layer="layout" svg:x1="9.939cm" svg:y1="15.417cm" svg:x2="8.394cm" svg:y2="15.425cm">
          <text:p/>
        </draw:line>
        <draw:custom-shape draw:style-name="gr51" draw:text-style-name="P14" draw:layer="layout" svg:width="0.228cm" svg:height="0.227cm" svg:x="12.036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1.951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62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8.228cm" svg:y="16.2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3.755cm" svg:height="3.27cm" svg:x="8.295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8.281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8.296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178cm" svg:height="0.489cm" svg:x="7.925cm" svg:y="13.401cm">
          <draw:text-box>
            <text:p><text:span text:style-name="T6">1 <text:s text:c="2"/>Vcc</text:span></text:p>
          </draw:text-box>
        </draw:frame>
        <draw:frame draw:style-name="gr58" draw:text-style-name="P17" draw:layer="layout" svg:width="1.178cm" svg:height="0.489cm" svg:x="11.462cm" svg:y="13.96cm">
          <draw:text-box>
            <text:p><text:span text:style-name="T6">1A <text:s text:c="4"/>3</text:span></text:p>
          </draw:text-box>
        </draw:frame>
        <draw:frame draw:style-name="gr58" draw:text-style-name="P17" draw:layer="layout" svg:width="1.199cm" svg:height="0.489cm" svg:x="11.466cm" svg:y="15.013cm">
          <draw:text-box>
            <text:p><text:span text:style-name="T6">2A <text:s text:c="4"/>5</text:span></text:p>
          </draw:text-box>
        </draw:frame>
        <draw:frame draw:style-name="gr58" draw:text-style-name="P17" draw:layer="layout" svg:width="1.266cm" svg:height="0.489cm" svg:x="7.763cm" svg:y="15.975cm">
          <draw:text-box>
            <text:p><text:span text:style-name="T6">0 V <text:s text:c="3"/>8</text:span></text:p>
          </draw:text-box>
        </draw:frame>
        <draw:frame draw:style-name="gr58" draw:text-style-name="P17" draw:layer="layout" svg:width="1.193cm" svg:height="0.489cm" svg:x="7.937cm" svg:y="13.917cm">
          <draw:text-box>
            <text:p><text:span text:style-name="T6">2 <text:s text:c="3"/>1Y</text:span></text:p>
          </draw:text-box>
        </draw:frame>
        <draw:frame draw:style-name="gr58" draw:text-style-name="P17" draw:layer="layout" svg:width="1.193cm" svg:height="0.489cm" svg:x="7.897cm" svg:y="14.923cm">
          <draw:text-box>
            <text:p><text:span text:style-name="T6">4 <text:s text:c="3"/>2Y</text:span></text:p>
          </draw:text-box>
        </draw:frame>
        <draw:line draw:style-name="gr2" draw:text-style-name="P1" draw:layer="layout" svg:x1="7.418cm" svg:y1="16.4cm" svg:x2="8.327cm" svg:y2="16.405cm">
          <text:p/>
        </draw:line>
        <draw:custom-shape draw:style-name="gr51" draw:text-style-name="P14" draw:layer="layout" svg:width="0.119cm" svg:height="0.108cm" svg:x="7.368cm" svg:y="1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582cm" svg:height="0.806cm" svg:x="10.46cm" svg:y="2.761cm">
          <draw:text-box>
            <text:p><text:span text:style-name="T5">A</text:span></text:p>
          </draw:text-box>
        </draw:frame>
        <draw:frame draw:style-name="gr61" draw:text-style-name="P19" draw:layer="layout" svg:width="0.676cm" svg:height="0.806cm" svg:x="10.505cm" svg:y="3.531cm">
          <draw:text-box>
            <text:p><text:span text:style-name="T5">B</text:span></text:p>
          </draw:text-box>
        </draw:frame>
        <draw:frame draw:style-name="gr61" draw:text-style-name="P19" draw:layer="layout" svg:width="0.676cm" svg:height="0.806cm" svg:x="6.15cm" svg:y="7.792cm">
          <draw:text-box>
            <text:p><text:span text:style-name="T5">D</text:span></text:p>
          </draw:text-box>
        </draw:frame>
        <draw:frame draw:style-name="gr61" draw:text-style-name="P19" draw:layer="layout" svg:width="0.676cm" svg:height="0.806cm" svg:x="6.003cm" svg:y="20.268cm">
          <draw:text-box>
            <text:p><text:span text:style-name="T5">C</text:span></text:p>
          </draw:text-box>
        </draw:frame>
        <draw:frame draw:style-name="gr61" draw:text-style-name="P19" draw:layer="layout" svg:width="0.676cm" svg:height="0.806cm" svg:x="12.129cm" svg:y="20.39cm">
          <draw:text-box>
            <text:p><text:span text:style-name="T5">C</text:span></text:p>
          </draw:text-box>
        </draw:frame>
        <draw:frame draw:style-name="gr61" draw:text-style-name="P19" draw:layer="layout" svg:width="0.676cm" svg:height="0.806cm" svg:x="6.089cm" svg:y="8.708cm">
          <draw:text-box>
            <text:p><text:span text:style-name="T5">F</text:span></text:p>
          </draw:text-box>
        </draw:frame>
        <draw:frame draw:style-name="gr61" draw:text-style-name="P19" draw:layer="layout" svg:width="0.676cm" svg:height="0.806cm" svg:x="6.171cm" svg:y="9.746cm">
          <draw:text-box>
            <text:p><text:span text:style-name="T5">E</text:span></text:p>
          </draw:text-box>
        </draw:frame>
        <draw:frame draw:style-name="gr61" draw:text-style-name="P19" draw:layer="layout" svg:width="0.676cm" svg:height="0.806cm" svg:x="5.942cm" svg:y="13.511cm">
          <draw:text-box>
            <text:p><text:span text:style-name="T5">H</text:span></text:p>
          </draw:text-box>
        </draw:frame>
        <draw:frame draw:style-name="gr61" draw:text-style-name="P19" draw:layer="layout" svg:width="0.676cm" svg:height="0.806cm" svg:x="6.064cm" svg:y="21.489cm">
          <draw:text-box>
            <text:p><text:span text:style-name="T5">G</text:span></text:p>
          </draw:text-box>
        </draw:frame>
        <draw:custom-shape draw:style-name="gr43" draw:text-style-name="P13" draw:layer="layout" svg:width="0.289cm" svg:height="0.289cm" svg:x="9.431cm" svg:y="2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13.54cm" svg:y="5.2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7" draw:layer="layout" svg:width="1.089cm" svg:height="0.489cm" svg:x="16.341cm" svg:y="7.741cm">
          <draw:text-box>
            <text:p><text:span text:style-name="T6">+12 V</text:span></text:p>
          </draw:text-box>
        </draw:frame>
        <draw:frame draw:style-name="gr62" draw:text-style-name="P17" draw:layer="layout" svg:width="0.869cm" svg:height="0.489cm" svg:x="16.548cm" svg:y="11.067cm">
          <draw:text-box>
            <text:p><text:span text:style-name="T6">0 V</text:span></text:p>
          </draw:text-box>
        </draw:frame>
        <draw:frame draw:style-name="gr62" draw:text-style-name="P17" draw:layer="layout" svg:width="1.089cm" svg:height="0.489cm" svg:x="16.311cm" svg:y="8.951cm">
          <draw:text-box>
            <text:p><text:span text:style-name="T6">SSR1</text:span></text:p>
          </draw:text-box>
        </draw:frame>
        <draw:frame draw:style-name="gr62" draw:text-style-name="P17" draw:layer="layout" svg:width="1.089cm" svg:height="0.489cm" svg:x="16.326cm" svg:y="10.025cm">
          <draw:text-box>
            <text:p><text:span text:style-name="T6">SSR2</text:span></text:p>
          </draw:text-box>
        </draw:frame>
        <draw:line draw:style-name="gr2" draw:text-style-name="P1" draw:layer="layout" svg:x1="17.974cm" svg:y1="11.525cm" svg:x2="17.974cm" svg:y2="10.902cm">
          <text:p/>
        </draw:line>
        <draw:line draw:style-name="gr2" draw:text-style-name="P1" draw:layer="layout" svg:x1="17.984cm" svg:y1="8.951cm" svg:x2="17.977cm" svg:y2="8.111cm">
          <text:p/>
        </draw:line>
        <draw:frame draw:style-name="gr61" draw:text-style-name="P19" draw:layer="layout" svg:width="0.676cm" svg:height="0.806cm" svg:x="14.75cm" svg:y="23.108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14.799cm" svg:y="23.998cm">
          <draw:text-box>
            <text:p><text:span text:style-name="T5">K</text:span></text:p>
          </draw:text-box>
        </draw:frame>
        <draw:frame draw:style-name="gr61" draw:text-style-name="P19" draw:layer="layout" svg:width="0.676cm" svg:height="0.806cm" svg:x="14.799cm" svg:y="24.744cm">
          <draw:text-box>
            <text:p><text:span text:style-name="T5">L</text:span></text:p>
          </draw:text-box>
        </draw:frame>
        <draw:frame draw:style-name="gr61" draw:text-style-name="P19" draw:layer="layout" svg:width="0.676cm" svg:height="0.806cm" svg:x="14.774cm" svg:y="25.598cm">
          <draw:text-box>
            <text:p><text:span text:style-name="T5">M</text:span></text:p>
          </draw:text-box>
        </draw:frame>
        <draw:custom-shape draw:style-name="gr63" draw:text-style-name="P20" draw:layer="layout" svg:width="0.871cm" svg:height="1.162cm" svg:x="13.909cm" svg:y="5.021cm">
          <text:p text:style-name="P3"><text:span text:style-name="T2">Low</text:span></text:p>
          <text:p text:style-name="P3"><text:span text:style-name="T2">Pass</text:span></text:p>
          <text:p text:style-name="P3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84cm" svg:y1="15.419cm" svg:x2="16.677cm" svg:y2="15.409cm">
          <text:p/>
        </draw:line>
        <draw:frame draw:style-name="gr44" draw:text-style-name="P5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2" draw:text-style-name="P1" draw:layer="layout" svg:x1="15.001cm" svg:y1="15.428cm" svg:x2="14.984cm" svg:y2="13.701cm">
          <text:p/>
        </draw:line>
        <draw:g>
          <draw:custom-shape draw:style-name="gr39" draw:text-style-name="P12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6cm" svg:y1="15.351cm" svg:x2="15.887cm" svg:y2="15.46cm">
            <text:p/>
          </draw:line>
          <draw:line draw:style-name="gr40" draw:text-style-name="P1" draw:layer="layout" svg:x1="15.756cm" svg:y1="15.373cm" svg:x2="15.867cm" svg:y2="15.482cm">
            <text:p/>
          </draw:line>
        </draw:g>
        <draw:frame draw:style-name="gr10" draw:text-style-name="P5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53" draw:text-style-name="P15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978cm" svg:y1="12.473cm" svg:x2="14.987cm" svg:y2="8.107cm">
          <text:p/>
        </draw:line>
        <draw:custom-shape draw:style-name="gr51" draw:text-style-name="P14" draw:layer="layout" svg:width="0.09cm" svg:height="0.108cm" svg:x="14.933cm" svg:y="8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606cm" svg:height="0.489cm" svg:x="13.481cm" svg:y="15.981cm">
          <draw:text-box>
            <text:p><text:span text:style-name="T6">Com (Blue)</text:span></text:p>
          </draw:text-box>
        </draw:frame>
        <draw:frame draw:style-name="gr58" draw:text-style-name="P17" draw:layer="layout" svg:width="1.69cm" svg:height="0.489cm" svg:x="13.436cm" svg:y="15.001cm">
          <draw:text-box>
            <text:p><text:span text:style-name="T6">Min (Brown)</text:span></text:p>
          </draw:text-box>
        </draw:frame>
        <draw:frame draw:style-name="gr58" draw:text-style-name="P17" draw:layer="layout" svg:width="1.858cm" svg:height="0.489cm" svg:x="13.436cm" svg:y="14.322cm">
          <draw:text-box>
            <text:p><text:span text:style-name="T6">Max (Orange)</text:span></text:p>
          </draw:text-box>
        </draw:frame>
        <draw:line draw:style-name="gr2" draw:text-style-name="P1" draw:layer="layout" svg:x1="3.842cm" svg:y1="15.428cm" svg:x2="9.468cm" svg:y2="15.438cm">
          <text:p/>
        </draw:line>
        <draw:frame draw:style-name="gr52" draw:text-style-name="P5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3" draw:text-style-name="P3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61" draw:text-style-name="P19" draw:layer="layout" svg:width="0.719cm" svg:height="0.806cm" svg:x="5.983cm" svg:y="14.676cm">
          <draw:text-box>
            <text:p><text:span text:style-name="T5">N</text:span></text:p>
          </draw:text-box>
        </draw:frame>
        <draw:custom-shape draw:style-name="gr43" draw:text-style-name="P13" draw:layer="layout" svg:width="0.289cm" svg:height="0.289cm" svg:x="6.03cm" svg:y="8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2.467cm" svg:height="0.569cm" svg:x="9.505cm" svg:y="13.374cm">
          <draw:text-box>
            <text:p><text:span text:style-name="T9">P/O 74HC4050</text:span></text:p>
          </draw:text-box>
        </draw:frame>
        <draw:frame draw:style-name="gr61" draw:text-style-name="P19" draw:layer="layout" svg:width="0.676cm" svg:height="0.806cm" svg:x="6.056cm" svg:y="17.142cm">
          <draw:text-box>
            <text:p><text:span text:style-name="T5">C</text:span></text:p>
          </draw:text-box>
        </draw:frame>
        <draw:custom-shape draw:style-name="gr64" draw:text-style-name="P21" draw:layer="layout" svg:width="0.289cm" svg:height="0.289cm" svg:x="6.053cm" svg:y="17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5" draw:layer="layout" svg:width="3.727cm" svg:height="0.806cm" svg:x="3.768cm" svg:y="18.025cm">
          <draw:text-box>
            <text:p><text:span text:style-name="T2">To Mezzanine</text:span></text:p>
          </draw:text-box>
        </draw:frame>
        <draw:custom-shape draw:style-name="gr64" draw:text-style-name="P21" draw:layer="layout" svg:width="0.289cm" svg:height="0.289cm" svg:x="6.054cm" svg:y="18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" draw:layer="layout" svg:width="3.911cm" svg:height="1.544cm" svg:x="3.789cm" svg:y="25.008cm">
          <draw:text-box>
            <text:p><text:span text:style-name="T2">For Lady Hanham only, To / From the Mezzanine </text:span></text:p>
          </draw:text-box>
        </draw:frame>
        <draw:custom-shape draw:style-name="gr51" draw:text-style-name="P14" draw:layer="layout" svg:width="0.119cm" svg:height="0.108cm" svg:x="7.795cm" svg:y="2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6.056cm" svg:y="18.667cm">
          <draw:text-box>
            <text:p><text:span text:style-name="T5">G</text:span></text:p>
          </draw:text-box>
        </draw:frame>
        <draw:line draw:style-name="gr66" draw:text-style-name="P1" draw:layer="layout" svg:x1="15.187cm" svg:y1="6.381cm" svg:x2="8.89cm" svg:y2="6.39cm">
          <text:p/>
        </draw:line>
        <draw:line draw:style-name="gr66" draw:text-style-name="P1" draw:layer="layout" svg:x1="15.196cm" svg:y1="4.846cm" svg:x2="9.074cm" svg:y2="4.828cm">
          <text:p/>
        </draw:line>
        <draw:frame draw:style-name="gr45" draw:text-style-name="P5" draw:layer="layout" svg:width="2.727cm" svg:height="1.039cm" svg:x="7.266cm" svg:y="5.179cm">
          <draw:text-box>
            <text:p><text:span text:style-name="T2">To Mezzanine Pins e &amp; f </text:span></text:p>
          </draw:text-box>
        </draw:frame>
        <draw:frame draw:style-name="gr61" draw:text-style-name="P19" draw:layer="layout" svg:width="0.676cm" svg:height="0.806cm" svg:x="9.32cm" svg:y="21.493cm">
          <draw:text-box>
            <text:p><text:span text:style-name="T5">G</text:span></text:p>
          </draw:text-box>
        </draw:frame>
        <draw:custom-shape draw:style-name="gr51" draw:text-style-name="P14" draw:layer="layout" svg:width="0.09cm" svg:height="0.108cm" svg:x="12.88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108cm" svg:x="13.559cm" svg:y="1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368cm" svg:y="17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119cm" svg:height="0.108cm" svg:x="7.771cm" svg:y="18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4.268cm" svg:height="0.806cm" svg:x="11.261cm" svg:y="2.01cm">
          <draw:text-box>
            <text:p><text:span text:style-name="T5">Main Veroboard </text:span></text:p>
          </draw:text-box>
        </draw:frame>
        <draw:custom-shape draw:style-name="gr51" draw:text-style-name="P14" draw:layer="layout" svg:width="0.119cm" svg:height="0.108cm" svg:x="15.127cm" svg:y="5.8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0.388cm" svg:y="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0.423cm" svg:y="6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0.384cm" svg:y="5.692cm">
          <draw:text-box>
            <text:p><text:span text:style-name="T5">C</text:span></text:p>
          </draw:text-box>
        </draw:frame>
        <draw:line draw:style-name="gr2" draw:text-style-name="P1" draw:layer="layout" svg:x1="15.2cm" svg:y1="4.827cm" svg:x2="15.2cm" svg:y2="5.275cm">
          <text:p/>
        </draw:line>
        <draw:custom-shape draw:style-name="gr51" draw:text-style-name="P14" draw:layer="layout" svg:width="0.119cm" svg:height="0.108cm" svg:x="15.146cm" svg:y="5.2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0.473cm" svg:y="4.183cm">
          <draw:text-box>
            <text:p><text:span text:style-name="T5">Z</text:span></text:p>
          </draw:text-box>
        </draw:frame>
        <draw:frame draw:style-name="gr67" draw:text-style-name="P5" draw:layer="layout" svg:width="3.323cm" svg:height="1.433cm" svg:x="16.653cm" svg:y="11.626cm">
          <draw:text-box>
            <text:p><text:span text:style-name="T2">SSR Connections are location dependent</text:span></text:p>
          </draw:text-box>
        </draw:frame>
      </draw:page>
      <draw:page draw:name="page2" draw:style-name="dp1" draw:master-page-name="Default">
        <draw:line draw:style-name="gr2" draw:text-style-name="P1" draw:layer="layout" svg:x1="9.042cm" svg:y1="21.334cm" svg:x2="9.058cm" svg:y2="23.432cm">
          <text:p/>
        </draw:line>
        <draw:line draw:style-name="gr2" draw:text-style-name="P1" draw:layer="layout" svg:x1="8.998cm" svg:y1="18.18cm" svg:x2="9.022cm" svg:y2="20.745cm">
          <text:p/>
        </draw:line>
        <draw:line draw:style-name="gr2" draw:text-style-name="P1" draw:layer="layout" svg:x1="10.612cm" svg:y1="16.906cm" svg:x2="17.634cm" svg:y2="16.923cm">
          <text:p/>
        </draw:line>
        <draw:line draw:style-name="gr2" draw:text-style-name="P1" draw:layer="layout" svg:x1="10.572cm" svg:y1="15.33cm" svg:x2="17.649cm" svg:y2="15.335cm">
          <text:p/>
        </draw:line>
        <draw:line draw:style-name="gr4" draw:text-style-name="P1" draw:layer="layout" svg:x1="13.954cm" svg:y1="14.344cm" svg:x2="17.573cm" svg:y2="14.339cm">
          <text:p/>
        </draw:line>
        <draw:line draw:style-name="gr2" draw:text-style-name="P1" draw:layer="layout" svg:x1="14.698cm" svg:y1="13.715cm" svg:x2="17.548cm" svg:y2="13.72cm">
          <text:p/>
        </draw:line>
        <draw:line draw:style-name="gr2" draw:text-style-name="P1" draw:layer="layout" svg:x1="6.34cm" svg:y1="18.228cm" svg:x2="6.306cm" svg:y2="23.374cm">
          <text:p/>
        </draw:line>
        <draw:line draw:style-name="gr68" draw:text-style-name="P1" draw:layer="layout" svg:x1="9.917cm" svg:y1="12.739cm" svg:x2="13.962cm" svg:y2="12.788cm">
          <text:p/>
        </draw:line>
        <draw:line draw:style-name="gr68" draw:text-style-name="P1" draw:layer="layout" svg:x1="9.934cm" svg:y1="12.114cm" svg:x2="14.696cm" svg:y2="12.147cm">
          <text:p/>
        </draw:line>
        <draw:line draw:style-name="gr2" draw:text-style-name="P1" draw:layer="layout" svg:x1="12.476cm" svg:y1="9.339cm" svg:x2="16.787cm" svg:y2="9.36cm">
          <text:p/>
        </draw:line>
        <draw:line draw:style-name="gr2" draw:text-style-name="P1" draw:layer="layout" svg:x1="10.509cm" svg:y1="7.241cm" svg:x2="16.724cm" svg:y2="7.297cm">
          <text:p/>
        </draw:line>
        <draw:line draw:style-name="gr2" draw:text-style-name="P1" draw:layer="layout" svg:x1="10.612cm" svg:y1="16.15cm" svg:x2="17.634cm" svg:y2="16.167cm">
          <text:p/>
        </draw:line>
        <draw:line draw:style-name="gr68" draw:text-style-name="P1" draw:layer="layout" svg:x1="1.834cm" svg:y1="22.027cm" svg:x2="6.3cm" svg:y2="22.052cm">
          <text:p/>
        </draw:line>
        <draw:custom-shape draw:style-name="gr69" draw:text-style-name="P2" draw:layer="layout" svg:width="0.41cm" svg:height="23.01cm" svg:x="15.611cm" svg:y="3.78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65cm" svg:y1="22.148cm" svg:x2="17.532cm" svg:y2="22.118cm">
          <text:p/>
        </draw:line>
        <draw:line draw:style-name="gr2" draw:text-style-name="P1" draw:layer="layout" svg:x1="10.595cm" svg:y1="17.756cm" svg:x2="17.617cm" svg:y2="17.773cm">
          <text:p/>
        </draw:line>
        <draw:custom-shape draw:style-name="gr70" draw:text-style-name="P4" draw:layer="layout" svg:width="2.361cm" svg:height="5.509cm" svg:x="1.403cm" svg:y="3.477cm">
          <text:p text:style-name="P3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18cm" svg:y1="4.216cm" svg:x2="16.663cm" svg:y2="4.178cm">
          <text:p/>
        </draw:line>
        <draw:frame draw:style-name="gr19" draw:text-style-name="P5" draw:layer="layout" svg:width="1.615cm" svg:height="0.645cm" svg:x="1.209cm" svg:y="18.946cm">
          <draw:text-box>
            <text:p><text:span text:style-name="T2">0 V (D)</text:span></text:p>
          </draw:text-box>
        </draw:frame>
        <draw:custom-shape draw:style-name="gr71" draw:text-style-name="P1" draw:layer="layout" svg:width="5.469cm" svg:height="3.358cm" svg:x="5.094cm" svg:y="14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433cm" svg:x="6.269cm" svg:y="15.893cm">
          <draw:text-box>
            <text:p text:style-name="P3"><text:span text:style-name="T2">ADS1115 A/D</text:span></text:p>
            <text:p text:style-name="P3"><text:span text:style-name="T2">Board</text:span></text:p>
            <text:p text:style-name="P3"><text:span text:style-name="T2">(0x49)</text:span></text:p>
          </draw:text-box>
        </draw:frame>
        <draw:frame draw:style-name="gr23" draw:text-style-name="P5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frame draw:style-name="gr24" draw:text-style-name="P5" draw:layer="layout" svg:width="1.243cm" svg:height="0.645cm" svg:x="5.334cm" svg:y="17.606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456cm" svg:y="17.583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414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34cm" svg:y="15.02cm">
          <draw:text-box>
            <text:p><text:span text:style-name="T2">A0</text:span></text:p>
          </draw:text-box>
        </draw:frame>
        <draw:line draw:style-name="gr68" draw:text-style-name="P1" draw:layer="layout" svg:x1="1.868cm" svg:y1="16.794cm" svg:x2="5.056cm" svg:y2="16.77cm">
          <text:p/>
        </draw:line>
        <draw:custom-shape draw:style-name="gr13" draw:text-style-name="P3" draw:layer="layout" svg:width="0.289cm" svg:height="0.289cm" svg:x="4.968cm" svg:y="1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1.849cm" svg:y1="16.044cm" svg:x2="5.078cm" svg:y2="16.009cm">
          <text:p/>
        </draw:line>
        <draw:custom-shape draw:style-name="gr13" draw:text-style-name="P3" draw:layer="layout" svg:width="0.289cm" svg:height="0.289cm" svg:x="4.957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48cm" svg:y="16.48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088cm" svg:y="15.638cm">
          <draw:text-box>
            <text:p><text:span text:style-name="T2">SDA</text:span></text:p>
          </draw:text-box>
        </draw:frame>
        <draw:frame draw:style-name="gr32" draw:text-style-name="P5" draw:layer="layout" svg:width="1.319cm" svg:height="0.645cm" svg:x="1.284cm" svg:y="22.218cm">
          <draw:text-box>
            <text:p><text:span text:style-name="T2">3.3 V</text:span></text:p>
          </draw:text-box>
        </draw:frame>
        <draw:line draw:style-name="gr68" draw:text-style-name="P1" draw:layer="layout" svg:x1="1.839cm" svg:y1="19.776cm" svg:x2="7.551cm" svg:y2="19.793cm">
          <text:p/>
        </draw:line>
        <draw:frame draw:style-name="gr38" draw:text-style-name="P11" draw:layer="layout" svg:width="1.244cm" svg:height="0.645cm" svg:x="15.132cm" svg:y="3.135cm">
          <draw:text-box>
            <text:p text:style-name="P3"><text:span text:style-name="T7">TB2</text:span></text:p>
          </draw:text-box>
        </draw:frame>
        <draw:g>
          <draw:custom-shape draw:style-name="gr39" draw:text-style-name="P12" draw:layer="layout" svg:width="0.155cm" svg:height="0.16cm" svg:x="15.726cm" svg:y="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4.11cm" svg:x2="15.868cm" svg:y2="4.219cm">
            <text:p/>
          </draw:line>
          <draw:line draw:style-name="gr40" draw:text-style-name="P1" draw:layer="layout" svg:x1="15.737cm" svg:y1="4.132cm" svg:x2="15.848cm" svg:y2="4.241cm">
            <text:p/>
          </draw:line>
        </draw:g>
        <draw:g>
          <draw:custom-shape draw:style-name="gr41" draw:text-style-name="P12" draw:layer="layout" svg:width="0.155cm" svg:height="0.16cm" svg:x="15.737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15.768cm" svg:y1="13.644cm" svg:x2="15.879cm" svg:y2="13.753cm">
            <text:p/>
          </draw:line>
          <draw:line draw:style-name="gr42" draw:text-style-name="P1" draw:layer="layout" svg:x1="15.748cm" svg:y1="13.666cm" svg:x2="15.859cm" svg:y2="13.775cm">
            <text:p/>
          </draw:line>
        </draw:g>
        <draw:g>
          <draw:custom-shape draw:style-name="gr39" draw:text-style-name="P12" draw:layer="layout" svg:width="0.155cm" svg:height="0.16cm" svg:x="15.735cm" svg:y="13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6cm" svg:y1="13.644cm" svg:x2="15.877cm" svg:y2="13.753cm">
            <text:p/>
          </draw:line>
          <draw:line draw:style-name="gr40" draw:text-style-name="P1" draw:layer="layout" svg:x1="15.746cm" svg:y1="13.666cm" svg:x2="15.857cm" svg:y2="13.775cm">
            <text:p/>
          </draw:line>
        </draw:g>
        <draw:g>
          <draw:custom-shape draw:style-name="gr39" draw:text-style-name="P12" draw:layer="layout" svg:width="0.155cm" svg:height="0.16cm" svg:x="15.737cm" svg:y="1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68cm" svg:y1="14.281cm" svg:x2="15.879cm" svg:y2="14.39cm">
            <text:p/>
          </draw:line>
          <draw:line draw:style-name="gr40" draw:text-style-name="P1" draw:layer="layout" svg:x1="15.748cm" svg:y1="14.303cm" svg:x2="15.859cm" svg:y2="14.412cm">
            <text:p/>
          </draw:line>
        </draw:g>
        <draw:line draw:style-name="gr2" draw:text-style-name="P1" draw:layer="layout" svg:x1="7.533cm" svg:y1="18.226cm" svg:x2="7.585cm" svg:y2="23.374cm">
          <text:p/>
        </draw:line>
        <draw:custom-shape draw:style-name="gr13" draw:text-style-name="P3" draw:layer="layout" svg:width="0.289cm" svg:height="0.289cm" svg:x="7.363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76cm" svg:y="1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2" draw:layer="layout" svg:width="0.155cm" svg:height="0.16cm" svg:x="15.778cm" svg:y="15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9cm" svg:y1="15.264cm" svg:x2="15.92cm" svg:y2="15.373cm">
            <text:p/>
          </draw:line>
          <draw:line draw:style-name="gr40" draw:text-style-name="P1" draw:layer="layout" svg:x1="15.789cm" svg:y1="15.286cm" svg:x2="15.9cm" svg:y2="15.395cm">
            <text:p/>
          </draw:line>
        </draw:g>
        <draw:frame draw:style-name="gr44" draw:text-style-name="P5" draw:layer="layout" svg:width="0.635cm" svg:height="0.645cm" svg:x="15.491cm" svg:y="13.658cm">
          <draw:text-box>
            <text:p><text:span text:style-name="T2">7</text:span></text:p>
          </draw:text-box>
        </draw:frame>
        <draw:frame draw:style-name="gr44" draw:text-style-name="P5" draw:layer="layout" svg:width="0.673cm" svg:height="0.645cm" svg:x="15.458cm" svg:y="14.267cm">
          <draw:text-box>
            <text:p><text:span text:style-name="T2">8</text:span></text:p>
          </draw:text-box>
        </draw:frame>
        <draw:frame draw:style-name="gr44" draw:text-style-name="P5" draw:layer="layout" svg:width="0.544cm" svg:height="0.645cm" svg:x="15.439cm" svg:y="5.171cm">
          <draw:text-box>
            <text:p><text:span text:style-name="T2">2</text:span></text:p>
          </draw:text-box>
        </draw:frame>
        <draw:frame draw:style-name="gr44" draw:text-style-name="P5" draw:layer="layout" svg:width="0.803cm" svg:height="0.645cm" svg:x="15.546cm" svg:y="15.266cm">
          <draw:text-box>
            <text:p><text:span text:style-name="T2">9</text:span></text:p>
          </draw:text-box>
        </draw:frame>
        <draw:custom-shape draw:style-name="gr64" draw:text-style-name="P21" draw:layer="layout" svg:width="0.283cm" svg:height="0.289cm" svg:x="6.16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435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5.84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435cm" svg:y="1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55cm" svg:y="16.619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424cm" svg:y="1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644cm" svg:y="17.444cm">
          <draw:text-box>
            <text:p><text:span text:style-name="T2">A3</text:span></text:p>
          </draw:text-box>
        </draw:frame>
        <draw:g>
          <draw:custom-shape draw:style-name="gr39" draw:text-style-name="P12" draw:layer="layout" svg:width="0.155cm" svg:height="0.16cm" svg:x="15.75cm" svg:y="16.0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1cm" svg:y1="16.089cm" svg:x2="15.892cm" svg:y2="16.198cm">
            <text:p/>
          </draw:line>
          <draw:line draw:style-name="gr40" draw:text-style-name="P1" draw:layer="layout" svg:x1="15.761cm" svg:y1="16.111cm" svg:x2="15.872cm" svg:y2="16.22cm">
            <text:p/>
          </draw:line>
        </draw:g>
        <draw:frame draw:style-name="gr44" draw:text-style-name="P5" draw:layer="layout" svg:width="0.927cm" svg:height="0.645cm" svg:x="15.412cm" svg:y="16.098cm">
          <draw:text-box>
            <text:p><text:span text:style-name="T2">10</text:span></text:p>
          </draw:text-box>
        </draw:frame>
        <draw:g>
          <draw:custom-shape draw:style-name="gr39" draw:text-style-name="P12" draw:layer="layout" svg:width="0.155cm" svg:height="0.16cm" svg:x="15.766cm" svg:y="16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7cm" svg:y1="16.845cm" svg:x2="15.908cm" svg:y2="16.954cm">
            <text:p/>
          </draw:line>
          <draw:line draw:style-name="gr40" draw:text-style-name="P1" draw:layer="layout" svg:x1="15.777cm" svg:y1="16.867cm" svg:x2="15.888cm" svg:y2="16.976cm">
            <text:p/>
          </draw:line>
        </draw:g>
        <draw:frame draw:style-name="gr44" draw:text-style-name="P5" draw:layer="layout" svg:width="0.928cm" svg:height="0.645cm" svg:x="15.415cm" svg:y="16.854cm">
          <draw:text-box>
            <text:p><text:span text:style-name="T2">11</text:span></text:p>
          </draw:text-box>
        </draw:frame>
        <draw:g>
          <draw:custom-shape draw:style-name="gr39" draw:text-style-name="P12" draw:layer="layout" svg:width="0.155cm" svg:height="0.16cm" svg:x="15.767cm" svg:y="1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8cm" svg:y1="17.696cm" svg:x2="15.909cm" svg:y2="17.805cm">
            <text:p/>
          </draw:line>
          <draw:line draw:style-name="gr40" draw:text-style-name="P1" draw:layer="layout" svg:x1="15.778cm" svg:y1="17.718cm" svg:x2="15.889cm" svg:y2="17.827cm">
            <text:p/>
          </draw:line>
        </draw:g>
        <draw:frame draw:style-name="gr44" draw:text-style-name="P5" draw:layer="layout" svg:width="0.893cm" svg:height="0.645cm" svg:x="15.399cm" svg:y="17.748cm">
          <draw:text-box>
            <text:p><text:span text:style-name="T2">12</text:span></text:p>
          </draw:text-box>
        </draw:frame>
        <draw:frame draw:style-name="gr44" draw:text-style-name="P5" draw:layer="layout" svg:width="0.552cm" svg:height="0.645cm" svg:x="15.454cm" svg:y="4.099cm">
          <draw:text-box>
            <text:p><text:span text:style-name="T2">1</text:span></text:p>
          </draw:text-box>
        </draw:frame>
        <draw:custom-shape draw:style-name="gr73" draw:text-style-name="P1" draw:layer="layout" svg:width="2.285cm" svg:height="5.313cm" svg:x="17.561cm" svg:y="13.347cm">
          <text:p text:style-name="P3">Hall-</text:p>
          <text:p text:style-name="P3">Effect</text:p>
          <text:p text:style-name="P3">Probe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4" draw:text-style-name="P12" draw:layer="layout" svg:width="0.155cm" svg:height="0.16cm" svg:x="15.754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5.785cm" svg:y1="22.045cm" svg:x2="15.896cm" svg:y2="22.154cm">
            <text:p/>
          </draw:line>
          <draw:line draw:style-name="gr75" draw:text-style-name="P1" draw:layer="layout" svg:x1="15.765cm" svg:y1="22.067cm" svg:x2="15.876cm" svg:y2="22.176cm">
            <text:p/>
          </draw:line>
        </draw:g>
        <draw:g>
          <draw:custom-shape draw:style-name="gr76" draw:text-style-name="P12" draw:layer="layout" svg:width="0.155cm" svg:height="0.16cm" svg:x="15.752cm" svg:y="22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15.783cm" svg:y1="22.045cm" svg:x2="15.894cm" svg:y2="22.154cm">
            <text:p/>
          </draw:line>
          <draw:line draw:style-name="gr77" draw:text-style-name="P1" draw:layer="layout" svg:x1="15.763cm" svg:y1="22.067cm" svg:x2="15.874cm" svg:y2="22.176cm">
            <text:p/>
          </draw:line>
        </draw:g>
        <draw:frame draw:style-name="gr78" draw:text-style-name="P5" draw:layer="layout" svg:width="0.906cm" svg:height="0.645cm" svg:x="15.366cm" svg:y="22.059cm">
          <draw:text-box>
            <text:p><text:span text:style-name="T2">13</text:span></text:p>
          </draw:text-box>
        </draw:frame>
        <draw:line draw:style-name="gr4" draw:text-style-name="P1" draw:layer="layout" svg:x1="13.894cm" svg:y1="22.716cm" svg:x2="17.513cm" svg:y2="22.711cm">
          <text:p/>
        </draw:line>
        <draw:g>
          <draw:custom-shape draw:style-name="gr74" draw:text-style-name="P12" draw:layer="layout" svg:width="0.155cm" svg:height="0.16cm" svg:x="15.771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5.802cm" svg:y1="22.642cm" svg:x2="15.913cm" svg:y2="22.751cm">
            <text:p/>
          </draw:line>
          <draw:line draw:style-name="gr75" draw:text-style-name="P1" draw:layer="layout" svg:x1="15.782cm" svg:y1="22.664cm" svg:x2="15.893cm" svg:y2="22.773cm">
            <text:p/>
          </draw:line>
        </draw:g>
        <draw:g>
          <draw:custom-shape draw:style-name="gr76" draw:text-style-name="P12" draw:layer="layout" svg:width="0.155cm" svg:height="0.16cm" svg:x="15.769cm" svg:y="22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15.8cm" svg:y1="22.642cm" svg:x2="15.911cm" svg:y2="22.751cm">
            <text:p/>
          </draw:line>
          <draw:line draw:style-name="gr77" draw:text-style-name="P1" draw:layer="layout" svg:x1="15.78cm" svg:y1="22.664cm" svg:x2="15.891cm" svg:y2="22.773cm">
            <text:p/>
          </draw:line>
        </draw:g>
        <draw:frame draw:style-name="gr78" draw:text-style-name="P5" draw:layer="layout" svg:width="1.009cm" svg:height="0.645cm" svg:x="15.377cm" svg:y="22.681cm">
          <draw:text-box>
            <text:p><text:span text:style-name="T2">14</text:span></text:p>
          </draw:text-box>
        </draw:frame>
        <draw:custom-shape draw:style-name="gr79" draw:text-style-name="P1" draw:layer="layout" svg:width="3.195cm" svg:height="2.878cm" svg:x="16.712cm" svg:y="3.667cm">
          <text:p text:style-name="P3">Composite</text:p>
          <text:p text:style-name="P3">Float</text:p>
          <text:p text:style-name="P3">Switch</text:p>
          <text:p text:style-name="P3">(G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119cm" svg:height="0.108cm" svg:x="15.474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655cm" svg:height="0.645cm" svg:x="13.162cm" svg:y="10.294cm">
          <draw:text-box>
            <text:p><text:span text:style-name="T2">4 x 1 k</text:span></text:p>
          </draw:text-box>
        </draw:frame>
        <draw:line draw:style-name="gr2" draw:text-style-name="P1" draw:layer="layout" svg:x1="3.834cm" svg:y1="4.23cm" svg:x2="6.775cm" svg:y2="4.243cm">
          <text:p/>
        </draw:line>
        <draw:frame draw:style-name="gr12" draw:text-style-name="P5" draw:layer="layout" svg:width="1.869cm" svg:height="0.645cm" svg:x="3.662cm" svg:y="3.709cm">
          <draw:text-box>
            <text:p><text:span text:style-name="T2">GPIO 13</text:span></text:p>
          </draw:text-box>
        </draw:frame>
        <draw:custom-shape draw:style-name="gr13" draw:text-style-name="P3" draw:layer="layout" svg:width="0.289cm" svg:height="0.289cm" svg:x="3.631cm" svg:y="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95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1.222cm" svg:height="0.309cm" draw:transform="rotate (-1.56660753659011) translate (13.477cm 10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3cm" svg:height="0.289cm" svg:x="3.128cm" svg:y="21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89cm" svg:y1="6.245cm" svg:x2="16.726cm" svg:y2="6.241cm">
          <text:p/>
        </draw:line>
        <draw:frame draw:style-name="gr44" draw:text-style-name="P5" draw:layer="layout" svg:width="0.865cm" svg:height="0.645cm" svg:x="15.476cm" svg:y="6.198cm">
          <draw:text-box>
            <text:p><text:span text:style-name="T2">3</text:span></text:p>
          </draw:text-box>
        </draw:frame>
        <draw:g>
          <draw:custom-shape draw:style-name="gr39" draw:text-style-name="P12" draw:layer="layout" svg:width="0.155cm" svg:height="0.16cm" svg:x="15.754cm" svg:y="6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85cm" svg:y1="6.176cm" svg:x2="15.896cm" svg:y2="6.285cm">
            <text:p/>
          </draw:line>
          <draw:line draw:style-name="gr40" draw:text-style-name="P1" draw:layer="layout" svg:x1="15.765cm" svg:y1="6.198cm" svg:x2="15.876cm" svg:y2="6.307cm">
            <text:p/>
          </draw:line>
        </draw:g>
        <draw:frame draw:style-name="gr54" draw:text-style-name="P5" draw:layer="layout" svg:width="1.05cm" svg:height="0.645cm" svg:x="3.05cm" svg:y="3.623cm">
          <draw:text-box>
            <text:p><text:span text:style-name="T2">33</text:span></text:p>
          </draw:text-box>
        </draw:frame>
        <draw:custom-shape draw:style-name="gr64" draw:text-style-name="P21" draw:layer="layout" svg:width="0.289cm" svg:height="0.289cm" svg:x="15.028cm" svg:y="1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49cm" svg:y="1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49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38cm" svg:y="1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05cm" svg:y1="3.702cm" svg:x2="8.505cm" svg:y2="4.722cm">
          <text:p/>
        </draw:line>
        <draw:line draw:style-name="gr2" draw:text-style-name="P1" draw:layer="layout" svg:x1="8.505cm" svg:y1="3.716cm" svg:x2="7.773cm" svg:y2="4.246cm">
          <text:p/>
        </draw:line>
        <draw:line draw:style-name="gr2" draw:text-style-name="P1" draw:layer="layout" svg:x1="8.504cm" svg:y1="4.704cm" svg:x2="7.775cm" svg:y2="4.239cm">
          <text:p/>
        </draw:line>
        <draw:line draw:style-name="gr2" draw:text-style-name="P1" draw:layer="layout" svg:x1="9.047cm" svg:y1="4.728cm" svg:x2="9.047cm" svg:y2="5.748cm">
          <text:p/>
        </draw:line>
        <draw:line draw:style-name="gr2" draw:text-style-name="P1" draw:layer="layout" svg:x1="9.047cm" svg:y1="4.741cm" svg:x2="8.315cm" svg:y2="5.271cm">
          <text:p/>
        </draw:line>
        <draw:line draw:style-name="gr2" draw:text-style-name="P1" draw:layer="layout" svg:x1="9.046cm" svg:y1="5.73cm" svg:x2="8.317cm" svg:y2="5.265cm">
          <text:p/>
        </draw:line>
        <draw:line draw:style-name="gr2" draw:text-style-name="P1" draw:layer="layout" svg:x1="8.461cm" svg:y1="6.746cm" svg:x2="8.461cm" svg:y2="7.766cm">
          <text:p/>
        </draw:line>
        <draw:line draw:style-name="gr2" draw:text-style-name="P1" draw:layer="layout" svg:x1="8.461cm" svg:y1="6.759cm" svg:x2="7.729cm" svg:y2="7.289cm">
          <text:p/>
        </draw:line>
        <draw:line draw:style-name="gr2" draw:text-style-name="P1" draw:layer="layout" svg:x1="8.46cm" svg:y1="7.748cm" svg:x2="7.731cm" svg:y2="7.283cm">
          <text:p/>
        </draw:line>
        <draw:line draw:style-name="gr2" draw:text-style-name="P1" draw:layer="layout" svg:x1="9.003cm" svg:y1="7.771cm" svg:x2="9.003cm" svg:y2="8.791cm">
          <text:p/>
        </draw:line>
        <draw:line draw:style-name="gr2" draw:text-style-name="P1" draw:layer="layout" svg:x1="9.003cm" svg:y1="7.785cm" svg:x2="8.271cm" svg:y2="8.315cm">
          <text:p/>
        </draw:line>
        <draw:line draw:style-name="gr2" draw:text-style-name="P1" draw:layer="layout" svg:x1="9.001cm" svg:y1="8.773cm" svg:x2="8.272cm" svg:y2="8.308cm">
          <text:p/>
        </draw:line>
        <draw:line draw:style-name="gr2" draw:text-style-name="P1" draw:layer="layout" svg:x1="10.543cm" svg:y1="4.209cm" svg:x2="8.529cm" svg:y2="4.207cm">
          <text:p/>
        </draw:line>
        <draw:line draw:style-name="gr2" draw:text-style-name="P1" draw:layer="layout" svg:x1="7.796cm" svg:y1="4.241cm" svg:x2="6.787cm" svg:y2="4.243cm">
          <text:p/>
        </draw:line>
        <draw:line draw:style-name="gr2" draw:text-style-name="P1" draw:layer="layout" svg:x1="10.555cm" svg:y1="5.258cm" svg:x2="9.07cm" svg:y2="5.264cm">
          <text:p/>
        </draw:line>
        <draw:custom-shape draw:style-name="gr51" draw:text-style-name="P14" draw:layer="layout" svg:width="0.228cm" svg:height="0.228cm" svg:x="10.429cm" svg:y="4.0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344cm" svg:y="5.1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48cm" svg:y1="5.266cm" svg:x2="6.803cm" svg:y2="5.274cm">
          <text:p/>
        </draw:line>
        <draw:line draw:style-name="gr2" draw:text-style-name="P1" draw:layer="layout" svg:x1="10.483cm" svg:y1="7.257cm" svg:x2="8.469cm" svg:y2="7.255cm">
          <text:p/>
        </draw:line>
        <draw:line draw:style-name="gr2" draw:text-style-name="P1" draw:layer="layout" svg:x1="7.736cm" svg:y1="7.288cm" svg:x2="6.727cm" svg:y2="7.29cm">
          <text:p/>
        </draw:line>
        <draw:line draw:style-name="gr2" draw:text-style-name="P1" draw:layer="layout" svg:x1="10.495cm" svg:y1="8.305cm" svg:x2="9.01cm" svg:y2="8.311cm">
          <text:p/>
        </draw:line>
        <draw:custom-shape draw:style-name="gr51" draw:text-style-name="P14" draw:layer="layout" svg:width="0.228cm" svg:height="0.228cm" svg:x="10.369cm" svg:y="7.1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7cm" svg:height="0.228cm" svg:x="10.284cm" svg:y="8.1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288cm" svg:y1="8.314cm" svg:x2="6.743cm" svg:y2="8.322cm">
          <text:p/>
        </draw:line>
        <draw:custom-shape draw:style-name="gr80" draw:text-style-name="P1" draw:layer="layout" svg:width="3.755cm" svg:height="5.371cm" svg:x="6.718cm" svg:y="3.5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14" draw:layer="layout" svg:width="0.228cm" svg:height="0.228cm" svg:x="6.674cm" svg:y="4.1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89cm" svg:y="5.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14cm" svg:y="7.1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228cm" svg:height="0.228cm" svg:x="6.629cm" svg:y="8.22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7" draw:layer="layout" svg:width="1.178cm" svg:height="0.489cm" svg:x="9.903cm" svg:y="3.745cm">
          <draw:text-box>
            <text:p><text:span text:style-name="T6">3A <text:s text:c="4"/>7</text:span></text:p>
          </draw:text-box>
        </draw:frame>
        <draw:frame draw:style-name="gr58" draw:text-style-name="P17" draw:layer="layout" svg:width="1.178cm" svg:height="0.489cm" svg:x="9.87cm" svg:y="4.804cm">
          <draw:text-box>
            <text:p><text:span text:style-name="T6">4A <text:s text:c="4"/>9</text:span></text:p>
          </draw:text-box>
        </draw:frame>
        <draw:frame draw:style-name="gr58" draw:text-style-name="P17" draw:layer="layout" svg:width="1.266cm" svg:height="0.489cm" svg:x="9.865cm" svg:y="6.779cm">
          <draw:text-box>
            <text:p><text:span text:style-name="T6">5A <text:s text:c="3"/>11</text:span></text:p>
          </draw:text-box>
        </draw:frame>
        <draw:frame draw:style-name="gr58" draw:text-style-name="P17" draw:layer="layout" svg:width="1.266cm" svg:height="0.489cm" svg:x="9.753cm" svg:y="7.853cm">
          <draw:text-box>
            <text:p><text:span text:style-name="T6">6A <text:s text:c="3"/>14</text:span></text:p>
          </draw:text-box>
        </draw:frame>
        <draw:frame draw:style-name="gr58" draw:text-style-name="P17" draw:layer="layout" svg:width="1.255cm" svg:height="0.489cm" svg:x="6.148cm" svg:y="7.871cm">
          <draw:text-box>
            <text:p><text:span text:style-name="T6">15 <text:s text:c="3"/>6Y</text:span></text:p>
          </draw:text-box>
        </draw:frame>
        <draw:frame draw:style-name="gr58" draw:text-style-name="P17" draw:layer="layout" svg:width="1.248cm" svg:height="0.489cm" svg:x="6.155cm" svg:y="6.841cm">
          <draw:text-box>
            <text:p><text:span text:style-name="T6">12 <text:s text:c="3"/>5Y</text:span></text:p>
          </draw:text-box>
        </draw:frame>
        <draw:frame draw:style-name="gr58" draw:text-style-name="P17" draw:layer="layout" svg:width="1.193cm" svg:height="0.489cm" svg:x="6.29cm" svg:y="3.754cm">
          <draw:text-box>
            <text:p><text:span text:style-name="T6">6 <text:s text:c="3"/>3Y</text:span></text:p>
          </draw:text-box>
        </draw:frame>
        <draw:frame draw:style-name="gr58" draw:text-style-name="P17" draw:layer="layout" svg:width="1.193cm" svg:height="0.489cm" svg:x="6.219cm" svg:y="4.802cm">
          <draw:text-box>
            <text:p><text:span text:style-name="T6">10 <text:s text:c="2"/>4Y</text:span></text:p>
          </draw:text-box>
        </draw:frame>
        <draw:frame draw:style-name="gr59" draw:text-style-name="P18" draw:layer="layout" svg:width="2.467cm" svg:height="0.569cm" svg:x="8.255cm" svg:y="3.415cm">
          <draw:text-box>
            <text:p><text:span text:style-name="T9">P/O 74HC4050</text:span></text:p>
          </draw:text-box>
        </draw:frame>
        <draw:custom-shape draw:style-name="gr64" draw:text-style-name="P21" draw:layer="layout" svg:width="0.284cm" svg:height="0.289cm" svg:x="3.118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62cm" svg:height="0.806cm" svg:x="3.041cm" svg:y="19.047cm">
          <draw:text-box>
            <text:p><text:span text:style-name="T5">f</text:span></text:p>
          </draw:text-box>
        </draw:frame>
        <draw:frame draw:style-name="gr61" draw:text-style-name="P19" draw:layer="layout" svg:width="0.446cm" svg:height="0.806cm" svg:x="6.274cm" svg:y="22.235cm">
          <draw:text-box>
            <text:p><text:span text:style-name="T5">g</text:span></text:p>
          </draw:text-box>
        </draw:frame>
        <draw:frame draw:style-name="gr61" draw:text-style-name="P19" draw:layer="layout" svg:width="0.676cm" svg:height="0.806cm" svg:x="5.529cm" svg:y="3.465cm">
          <draw:text-box>
            <text:p><text:span text:style-name="T5">R</text:span></text:p>
          </draw:text-box>
        </draw:frame>
        <draw:frame draw:style-name="gr61" draw:text-style-name="P19" draw:layer="layout" svg:width="0.662cm" svg:height="0.806cm" svg:x="3.084cm" svg:y="21.26cm">
          <draw:text-box>
            <text:p><text:span text:style-name="T5">g</text:span></text:p>
          </draw:text-box>
        </draw:frame>
        <draw:custom-shape draw:style-name="gr64" draw:text-style-name="P21" draw:layer="layout" svg:width="0.283cm" svg:height="0.289cm" svg:x="7.437cm" svg:y="2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4.788cm" svg:y="14.491cm">
          <draw:text-box>
            <text:p><text:span text:style-name="T5">l</text:span></text:p>
          </draw:text-box>
        </draw:frame>
        <draw:frame draw:style-name="gr61" draw:text-style-name="P19" draw:layer="layout" svg:width="0.676cm" svg:height="0.806cm" svg:x="14.837cm" svg:y="15.381cm">
          <draw:text-box>
            <text:p><text:span text:style-name="T5">m</text:span></text:p>
          </draw:text-box>
        </draw:frame>
        <draw:frame draw:style-name="gr61" draw:text-style-name="P19" draw:layer="layout" svg:width="0.676cm" svg:height="0.806cm" svg:x="14.821cm" svg:y="16.149cm">
          <draw:text-box>
            <text:p><text:span text:style-name="T5">n</text:span></text:p>
          </draw:text-box>
        </draw:frame>
        <draw:frame draw:style-name="gr61" draw:text-style-name="P19" draw:layer="layout" svg:width="0.657cm" svg:height="0.806cm" svg:x="14.749cm" svg:y="16.994cm">
          <draw:text-box>
            <text:p><text:span text:style-name="T5">p</text:span></text:p>
          </draw:text-box>
        </draw:frame>
        <draw:line draw:style-name="gr2" draw:text-style-name="P1" draw:layer="layout" svg:x1="10.466cm" svg:y1="5.254cm" svg:x2="16.638cm" svg:y2="5.241cm">
          <text:p/>
        </draw:line>
        <draw:g>
          <draw:custom-shape draw:style-name="gr39" draw:text-style-name="P12" draw:layer="layout" svg:width="0.155cm" svg:height="0.16cm" svg:x="15.706cm" svg:y="5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5.183cm" svg:x2="15.848cm" svg:y2="5.292cm">
            <text:p/>
          </draw:line>
          <draw:line draw:style-name="gr40" draw:text-style-name="P1" draw:layer="layout" svg:x1="15.717cm" svg:y1="5.205cm" svg:x2="15.828cm" svg:y2="5.314cm">
            <text:p/>
          </draw:line>
        </draw:g>
        <draw:custom-shape draw:style-name="gr53" draw:text-style-name="P15" draw:layer="layout" svg:width="1.222cm" svg:height="0.309cm" draw:transform="rotate (-1.56660753659011) translate (13.913cm 10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334cm" svg:y1="10.042cm" svg:x2="13.299cm" svg:y2="4.193cm">
          <text:p/>
        </draw:line>
        <draw:frame draw:style-name="gr81" draw:text-style-name="P17" draw:layer="layout" svg:width="1.197cm" svg:height="0.727cm" svg:x="14.71cm" svg:y="5.588cm">
          <draw:text-box>
            <text:p><text:span text:style-name="T6">Com</text:span></text:p>
            <text:p><text:span text:style-name="T6">(Blue)</text:span></text:p>
          </draw:text-box>
        </draw:frame>
        <draw:frame draw:style-name="gr81" draw:text-style-name="P17" draw:layer="layout" svg:width="1.321cm" svg:height="0.727cm" svg:x="14.565cm" svg:y="4.559cm">
          <draw:text-box>
            <text:p><text:span text:style-name="T6">Min</text:span></text:p>
            <text:p><text:span text:style-name="T6">(Brown)</text:span></text:p>
          </draw:text-box>
        </draw:frame>
        <draw:frame draw:style-name="gr81" draw:text-style-name="P17" draw:layer="layout" svg:width="1.465cm" svg:height="0.727cm" svg:x="14.421cm" svg:y="3.521cm">
          <draw:text-box>
            <text:p><text:span text:style-name="T6">Max</text:span></text:p>
            <text:p><text:span text:style-name="T6">(Orange)</text:span></text:p>
          </draw:text-box>
        </draw:frame>
        <draw:line draw:style-name="gr2" draw:text-style-name="P1" draw:layer="layout" svg:x1="3.803cm" svg:y1="5.26cm" svg:x2="6.792cm" svg:y2="5.297cm">
          <text:p/>
        </draw:line>
        <draw:frame draw:style-name="gr52" draw:text-style-name="P5" draw:layer="layout" svg:width="1.675cm" svg:height="0.645cm" svg:x="3.628cm" svg:y="4.739cm">
          <draw:text-box>
            <text:p><text:span text:style-name="T2">GPIO 6</text:span></text:p>
          </draw:text-box>
        </draw:frame>
        <draw:custom-shape draw:style-name="gr13" draw:text-style-name="P3" draw:layer="layout" svg:width="0.289cm" svg:height="0.289cm" svg:x="3.597cm" svg:y="5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61cm" svg:y="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16cm" svg:y="4.653cm">
          <draw:text-box>
            <text:p><text:span text:style-name="T2">31</text:span></text:p>
          </draw:text-box>
        </draw:frame>
        <draw:frame draw:style-name="gr61" draw:text-style-name="P19" draw:layer="layout" svg:width="0.567cm" svg:height="0.806cm" svg:x="5.505cm" svg:y="4.525cm">
          <draw:text-box>
            <text:p><text:span text:style-name="T5">S</text:span></text:p>
          </draw:text-box>
        </draw:frame>
        <draw:frame draw:style-name="gr82" draw:text-style-name="P6" draw:layer="layout" svg:width="18.105cm" svg:height="0.962cm" svg:x="1.261cm" svg:y="27.508cm">
          <draw:text-box>
            <text:p text:style-name="P3"><text:span text:style-name="T3">Sensor and Control Assembly </text:span><text:span text:style-name="T1">Circuit (Lady Hanham Additions)</text:span></text:p>
          </draw:text-box>
        </draw:frame>
        <draw:g>
          <draw:custom-shape draw:style-name="gr39" draw:text-style-name="P12" draw:layer="layout" svg:width="0.155cm" svg:height="0.16cm" svg:x="15.726cm" svg:y="7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7cm" svg:y1="7.231cm" svg:x2="15.868cm" svg:y2="7.34cm">
            <text:p/>
          </draw:line>
          <draw:line draw:style-name="gr40" draw:text-style-name="P1" draw:layer="layout" svg:x1="15.737cm" svg:y1="7.253cm" svg:x2="15.848cm" svg:y2="7.362cm">
            <text:p/>
          </draw:line>
        </draw:g>
        <draw:frame draw:style-name="gr44" draw:text-style-name="P5" draw:layer="layout" svg:width="0.51cm" svg:height="0.645cm" svg:x="15.429cm" svg:y="8.313cm">
          <draw:text-box>
            <text:p><text:span text:style-name="T2">5</text:span></text:p>
          </draw:text-box>
        </draw:frame>
        <draw:custom-shape draw:style-name="gr83" draw:text-style-name="P1" draw:layer="layout" svg:width="3.195cm" svg:height="3.054cm" svg:x="16.712cm" svg:y="6.855cm">
          <text:p text:style-name="P3">Composite</text:p>
          <text:p text:style-name="P3">Float</text:p>
          <text:p text:style-name="P3">Switch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5" draw:layer="layout" svg:width="0.898cm" svg:height="0.645cm" svg:x="15.443cm" svg:y="9.319cm">
          <draw:text-box>
            <text:p><text:span text:style-name="T2">6</text:span></text:p>
          </draw:text-box>
        </draw:frame>
        <draw:g>
          <draw:custom-shape draw:style-name="gr39" draw:text-style-name="P12" draw:layer="layout" svg:width="0.155cm" svg:height="0.16cm" svg:x="15.723cm" svg:y="9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54cm" svg:y1="9.303cm" svg:x2="15.865cm" svg:y2="9.412cm">
            <text:p/>
          </draw:line>
          <draw:line draw:style-name="gr40" draw:text-style-name="P1" draw:layer="layout" svg:x1="15.734cm" svg:y1="9.325cm" svg:x2="15.845cm" svg:y2="9.434cm">
            <text:p/>
          </draw:line>
        </draw:g>
        <draw:frame draw:style-name="gr44" draw:text-style-name="P5" draw:layer="layout" svg:width="0.544cm" svg:height="0.645cm" svg:x="15.453cm" svg:y="7.234cm">
          <draw:text-box>
            <text:p><text:span text:style-name="T2">4</text:span></text:p>
          </draw:text-box>
        </draw:frame>
        <draw:g>
          <draw:custom-shape draw:style-name="gr39" draw:text-style-name="P12" draw:layer="layout" svg:width="0.155cm" svg:height="0.16cm" svg:x="15.706cm" svg:y="8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37cm" svg:y1="8.304cm" svg:x2="15.848cm" svg:y2="8.413cm">
            <text:p/>
          </draw:line>
          <draw:line draw:style-name="gr40" draw:text-style-name="P1" draw:layer="layout" svg:x1="15.717cm" svg:y1="8.326cm" svg:x2="15.828cm" svg:y2="8.435cm">
            <text:p/>
          </draw:line>
        </draw:g>
        <draw:line draw:style-name="gr2" draw:text-style-name="P1" draw:layer="layout" svg:x1="10.44cm" svg:y1="8.331cm" svg:x2="16.699cm" svg:y2="8.36cm">
          <text:p/>
        </draw:line>
        <draw:line draw:style-name="gr2" draw:text-style-name="P1" draw:layer="layout" svg:x1="3.822cm" svg:y1="7.247cm" svg:x2="6.763cm" svg:y2="7.26cm">
          <text:p/>
        </draw:line>
        <draw:frame draw:style-name="gr12" draw:text-style-name="P5" draw:layer="layout" svg:width="1.869cm" svg:height="0.645cm" svg:x="3.647cm" svg:y="6.726cm">
          <draw:text-box>
            <text:p><text:span text:style-name="T2">GPIO 26</text:span></text:p>
          </draw:text-box>
        </draw:frame>
        <draw:custom-shape draw:style-name="gr13" draw:text-style-name="P3" draw:layer="layout" svg:width="0.289cm" svg:height="0.289cm" svg:x="3.61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8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35cm" svg:y="6.64cm">
          <draw:text-box>
            <text:p><text:span text:style-name="T2">37</text:span></text:p>
          </draw:text-box>
        </draw:frame>
        <draw:frame draw:style-name="gr61" draw:text-style-name="P19" draw:layer="layout" svg:width="0.676cm" svg:height="0.806cm" svg:x="5.446cm" svg:y="6.456cm">
          <draw:text-box>
            <text:p><text:span text:style-name="T5">T</text:span></text:p>
          </draw:text-box>
        </draw:frame>
        <draw:line draw:style-name="gr2" draw:text-style-name="P1" draw:layer="layout" svg:x1="3.788cm" svg:y1="8.277cm" svg:x2="6.757cm" svg:y2="8.339cm">
          <text:p/>
        </draw:line>
        <draw:frame draw:style-name="gr12" draw:text-style-name="P5" draw:layer="layout" svg:width="1.869cm" svg:height="0.645cm" svg:x="3.613cm" svg:y="7.756cm">
          <draw:text-box>
            <text:p><text:span text:style-name="T2">GPIO 19</text:span></text:p>
          </draw:text-box>
        </draw:frame>
        <draw:custom-shape draw:style-name="gr13" draw:text-style-name="P3" draw:layer="layout" svg:width="0.289cm" svg:height="0.289cm" svg:x="3.582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5.746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" draw:layer="layout" svg:width="1.05cm" svg:height="0.645cm" svg:x="3.001cm" svg:y="7.67cm">
          <draw:text-box>
            <text:p><text:span text:style-name="T2">35</text:span></text:p>
          </draw:text-box>
        </draw:frame>
        <draw:frame draw:style-name="gr61" draw:text-style-name="P19" draw:layer="layout" svg:width="0.567cm" svg:height="0.806cm" svg:x="5.476cm" svg:y="7.534cm">
          <draw:text-box>
            <text:p><text:span text:style-name="T5">U</text:span></text:p>
          </draw:text-box>
        </draw:frame>
        <draw:custom-shape draw:style-name="gr53" draw:text-style-name="P15" draw:layer="layout" svg:width="1.222cm" svg:height="0.309cm" draw:transform="rotate (-1.56660753659011) translate (14.823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1.222cm" svg:height="0.309cm" draw:transform="rotate (-1.56660753659011) translate (14.357cm 10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9cm" svg:height="0.093cm" svg:x="13.32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83cm" svg:y1="10.042cm" svg:x2="13.713cm" svg:y2="5.23cm">
          <text:p/>
        </draw:line>
        <draw:custom-shape draw:style-name="gr51" draw:text-style-name="P14" draw:layer="layout" svg:width="0.09cm" svg:height="0.093cm" svg:x="13.755cm" svg:y="1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05cm" svg:y1="10.016cm" svg:x2="14.179cm" svg:y2="7.287cm">
          <text:p/>
        </draw:line>
        <draw:custom-shape draw:style-name="gr51" draw:text-style-name="P14" draw:layer="layout" svg:width="0.09cm" svg:height="0.093cm" svg:x="14.202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71cm" svg:y1="10.033cm" svg:x2="14.662cm" svg:y2="8.351cm">
          <text:p/>
        </draw:line>
        <draw:custom-shape draw:style-name="gr51" draw:text-style-name="P14" draw:layer="layout" svg:width="0.09cm" svg:height="0.093cm" svg:x="14.126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26cm" svg:y1="12.781cm" svg:x2="12.526cm" svg:y2="5.269cm">
          <text:p/>
        </draw:line>
        <draw:custom-shape draw:style-name="gr51" draw:text-style-name="P14" draw:layer="layout" svg:width="0.09cm" svg:height="0.093cm" svg:x="14.6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52cm" svg:y1="24.685cm" svg:x2="17.596cm" svg:y2="24.702cm">
          <text:p/>
        </draw:line>
        <draw:line draw:style-name="gr2" draw:text-style-name="P1" draw:layer="layout" svg:x1="10.452cm" svg:y1="25.441cm" svg:x2="17.596cm" svg:y2="25.458cm">
          <text:p/>
        </draw:line>
        <draw:line draw:style-name="gr2" draw:text-style-name="P1" draw:layer="layout" svg:x1="10.435cm" svg:y1="26.291cm" svg:x2="17.579cm" svg:y2="26.308cm">
          <text:p/>
        </draw:line>
        <draw:line draw:style-name="gr2" draw:text-style-name="P1" draw:layer="layout" svg:x1="10.467cm" svg:y1="23.853cm" svg:x2="17.611cm" svg:y2="23.87cm">
          <text:p/>
        </draw:line>
        <draw:line draw:style-name="gr2" draw:text-style-name="P1" draw:layer="layout" svg:x1="4.135cm" svg:y1="25.352cm" svg:x2="5.052cm" svg:y2="25.357cm">
          <text:p/>
        </draw:line>
        <draw:line draw:style-name="gr2" draw:text-style-name="P1" draw:layer="layout" svg:x1="4.555cm" svg:y1="24.599cm" svg:x2="5.136cm" svg:y2="24.591cm">
          <text:p/>
        </draw:line>
        <draw:g>
          <draw:custom-shape draw:style-name="gr39" draw:text-style-name="P12" draw:layer="layout" svg:width="0.155cm" svg:height="0.16cm" svg:x="15.779cm" svg:y="23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cm" svg:y1="23.779cm" svg:x2="15.921cm" svg:y2="23.888cm">
            <text:p/>
          </draw:line>
          <draw:line draw:style-name="gr40" draw:text-style-name="P1" draw:layer="layout" svg:x1="15.79cm" svg:y1="23.801cm" svg:x2="15.901cm" svg:y2="23.91cm">
            <text:p/>
          </draw:line>
        </draw:g>
        <draw:frame draw:style-name="gr44" draw:text-style-name="P5" draw:layer="layout" svg:width="0.906cm" svg:height="0.645cm" svg:x="15.405cm" svg:y="23.801cm">
          <draw:text-box>
            <text:p><text:span text:style-name="T2">15</text:span></text:p>
          </draw:text-box>
        </draw:frame>
        <draw:g>
          <draw:custom-shape draw:style-name="gr39" draw:text-style-name="P12" draw:layer="layout" svg:width="0.155cm" svg:height="0.16cm" svg:x="15.76cm" svg:y="2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4.611cm" svg:x2="15.902cm" svg:y2="24.72cm">
            <text:p/>
          </draw:line>
          <draw:line draw:style-name="gr40" draw:text-style-name="P1" draw:layer="layout" svg:x1="15.771cm" svg:y1="24.633cm" svg:x2="15.882cm" svg:y2="24.742cm">
            <text:p/>
          </draw:line>
        </draw:g>
        <draw:frame draw:style-name="gr44" draw:text-style-name="P5" draw:layer="layout" svg:width="0.927cm" svg:height="0.645cm" svg:x="15.374cm" svg:y="24.633cm">
          <draw:text-box>
            <text:p><text:span text:style-name="T2">16</text:span></text:p>
          </draw:text-box>
        </draw:frame>
        <draw:g>
          <draw:custom-shape draw:style-name="gr39" draw:text-style-name="P12" draw:layer="layout" svg:width="0.155cm" svg:height="0.16cm" svg:x="15.76cm" svg:y="25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91cm" svg:y1="25.367cm" svg:x2="15.902cm" svg:y2="25.476cm">
            <text:p/>
          </draw:line>
          <draw:line draw:style-name="gr40" draw:text-style-name="P1" draw:layer="layout" svg:x1="15.771cm" svg:y1="25.389cm" svg:x2="15.882cm" svg:y2="25.498cm">
            <text:p/>
          </draw:line>
        </draw:g>
        <draw:frame draw:style-name="gr44" draw:text-style-name="P5" draw:layer="layout" svg:width="0.928cm" svg:height="0.645cm" svg:x="15.377cm" svg:y="25.389cm">
          <draw:text-box>
            <text:p><text:span text:style-name="T2">17</text:span></text:p>
          </draw:text-box>
        </draw:frame>
        <draw:g>
          <draw:custom-shape draw:style-name="gr39" draw:text-style-name="P12" draw:layer="layout" svg:width="0.155cm" svg:height="0.16cm" svg:x="15.741cm" svg:y="26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772cm" svg:y1="26.217cm" svg:x2="15.883cm" svg:y2="26.326cm">
            <text:p/>
          </draw:line>
          <draw:line draw:style-name="gr40" draw:text-style-name="P1" draw:layer="layout" svg:x1="15.752cm" svg:y1="26.239cm" svg:x2="15.863cm" svg:y2="26.348cm">
            <text:p/>
          </draw:line>
        </draw:g>
        <draw:frame draw:style-name="gr45" draw:text-style-name="P5" draw:layer="layout" svg:width="0.893cm" svg:height="1.039cm" svg:x="15.379cm" svg:y="26.239cm">
          <draw:text-box>
            <text:p><text:span text:style-name="T2">18</text:span></text:p>
          </draw:text-box>
        </draw:frame>
        <draw:custom-shape draw:style-name="gr84" draw:text-style-name="P1" draw:layer="layout" svg:width="2.285cm" svg:height="5.173cm" svg:x="17.561cm" svg:y="21.617cm">
          <text:p text:style-name="P3">Hall-</text:p>
          <text:p text:style-name="P3">Effect</text:p>
          <text:p text:style-name="P3">Probe</text:p>
          <text:p text:style-name="P3">(G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9cm" svg:height="0.289cm" svg:x="14.99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11cm" svg:y="2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.01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15cm" svg:y="2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4.75cm" svg:y="23.026cm">
          <draw:text-box>
            <text:p><text:span text:style-name="T5">q</text:span></text:p>
          </draw:text-box>
        </draw:frame>
        <draw:frame draw:style-name="gr61" draw:text-style-name="P19" draw:layer="layout" svg:width="0.676cm" svg:height="0.806cm" svg:x="14.73cm" svg:y="23.955cm">
          <draw:text-box>
            <text:p><text:span text:style-name="T5">r</text:span></text:p>
          </draw:text-box>
        </draw:frame>
        <draw:frame draw:style-name="gr61" draw:text-style-name="P19" draw:layer="layout" svg:width="0.676cm" svg:height="0.806cm" svg:x="14.799cm" svg:y="24.662cm">
          <draw:text-box>
            <text:p><text:span text:style-name="T5">s</text:span></text:p>
          </draw:text-box>
        </draw:frame>
        <draw:frame draw:style-name="gr61" draw:text-style-name="P19" draw:layer="layout" svg:width="0.676cm" svg:height="0.806cm" svg:x="14.692cm" svg:y="25.525cm">
          <draw:text-box>
            <text:p><text:span text:style-name="T5">t</text:span></text:p>
          </draw:text-box>
        </draw:frame>
        <draw:frame draw:style-name="gr81" draw:text-style-name="P17" draw:layer="layout" svg:width="1.16cm" svg:height="0.727cm" svg:x="14.725cm" svg:y="8.711cm">
          <draw:text-box>
            <text:p><text:span text:style-name="T6">Com</text:span></text:p>
            <text:p><text:span text:style-name="T6">(Blue)</text:span></text:p>
          </draw:text-box>
        </draw:frame>
        <draw:frame draw:style-name="gr81" draw:text-style-name="P17" draw:layer="layout" svg:width="1.369cm" svg:height="0.727cm" svg:x="14.544cm" svg:y="7.706cm">
          <draw:text-box>
            <text:p><text:span text:style-name="T6">Min</text:span></text:p>
            <text:p><text:span text:style-name="T6">(Brown)</text:span></text:p>
          </draw:text-box>
        </draw:frame>
        <draw:frame draw:style-name="gr81" draw:text-style-name="P17" draw:layer="layout" svg:width="1.387cm" svg:height="0.727cm" svg:x="14.433cm" svg:y="6.628cm">
          <draw:text-box>
            <text:p><text:span text:style-name="T6">Max</text:span></text:p>
            <text:p><text:span text:style-name="T6">(Orange)</text:span></text:p>
          </draw:text-box>
        </draw:frame>
        <draw:custom-shape draw:style-name="gr64" draw:text-style-name="P21" draw:layer="layout" svg:width="0.289cm" svg:height="0.289cm" svg:x="2.649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2.637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2.804cm" svg:y="15.262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2.74cm" svg:y="16.047cm">
          <draw:text-box>
            <text:p><text:span text:style-name="T5">k</text:span></text:p>
          </draw:text-box>
        </draw:frame>
        <draw:frame draw:style-name="gr45" draw:text-style-name="P5" draw:layer="layout" svg:width="3.975cm" svg:height="1.039cm" svg:x="1.15cm" svg:y="14.675cm">
          <draw:text-box>
            <text:p><text:span text:style-name="T2">To / From Main Veroboard</text:span></text:p>
          </draw:text-box>
        </draw:frame>
        <draw:line draw:style-name="gr2" draw:text-style-name="P1" draw:layer="layout" svg:x1="4.538cm" svg:y1="16.019cm" svg:x2="4.536cm" svg:y2="24.628cm">
          <text:p/>
        </draw:line>
        <draw:line draw:style-name="gr2" draw:text-style-name="P1" draw:layer="layout" svg:x1="4.161cm" svg:y1="16.774cm" svg:x2="4.137cm" svg:y2="25.377cm">
          <text:p/>
        </draw:line>
        <draw:frame draw:style-name="gr45" draw:text-style-name="P5" draw:layer="layout" svg:width="2.267cm" svg:height="1.039cm" svg:x="0.959cm" svg:y="20.351cm">
          <draw:text-box>
            <text:p><text:span text:style-name="T2">From Main</text:span></text:p>
            <text:p><text:span text:style-name="T2">Veroboard</text:span></text:p>
          </draw:text-box>
        </draw:frame>
        <draw:custom-shape draw:style-name="gr64" draw:text-style-name="P21" draw:layer="layout" svg:width="0.289cm" svg:height="0.289cm" svg:x="11.661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34cm" svg:height="0.806cm" svg:x="11.727cm" svg:y="11.443cm">
          <draw:text-box>
            <text:p><text:span text:style-name="T5">e</text:span></text:p>
          </draw:text-box>
        </draw:frame>
        <draw:custom-shape draw:style-name="gr64" draw:text-style-name="P21" draw:layer="layout" svg:width="0.289cm" svg:height="0.289cm" svg:x="11.64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4cm" svg:height="0.806cm" svg:x="11.75cm" svg:y="12.084cm">
          <draw:text-box>
            <text:p><text:span text:style-name="T5">f</text:span></text:p>
          </draw:text-box>
        </draw:frame>
        <draw:frame draw:style-name="gr49" draw:text-style-name="P5" draw:layer="layout" svg:width="4.946cm" svg:height="1.039cm" svg:x="4.991cm" svg:y="11.913cm">
          <draw:text-box>
            <text:p><text:span text:style-name="T2">Filtered 12 V <text:s/>DC From Pins P &amp;C on Main Veroboard</text:span></text:p>
          </draw:text-box>
        </draw:frame>
        <draw:frame draw:style-name="gr61" draw:text-style-name="P19" draw:layer="layout" svg:width="5.488cm" svg:height="0.806cm" svg:x="11.141cm" svg:y="2.183cm">
          <draw:text-box>
            <text:p><text:span text:style-name="T5">Mezzanine Veroboard</text:span></text:p>
          </draw:text-box>
        </draw:frame>
        <draw:custom-shape draw:style-name="gr64" draw:text-style-name="P21" draw:layer="layout" svg:width="0.289cm" svg:height="0.289cm" svg:x="11.676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1.395cm" svg:y="3.458cm">
          <draw:text-box>
            <text:p><text:span text:style-name="T5">a</text:span></text:p>
          </draw:text-box>
        </draw:frame>
        <draw:custom-shape draw:style-name="gr64" draw:text-style-name="P21" draw:layer="layout" svg:width="0.289cm" svg:height="0.289cm" svg:x="11.642cm" svg:y="5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11.375cm" svg:y="4.501cm">
          <draw:text-box>
            <text:p><text:span text:style-name="T5">b</text:span></text:p>
          </draw:text-box>
        </draw:frame>
        <draw:custom-shape draw:style-name="gr64" draw:text-style-name="P21" draw:layer="layout" svg:width="0.289cm" svg:height="0.289cm" svg:x="11.661cm" svg:y="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11.37cm" svg:y="6.439cm">
          <draw:text-box>
            <text:p><text:span text:style-name="T5">c</text:span></text:p>
          </draw:text-box>
        </draw:frame>
        <draw:custom-shape draw:style-name="gr64" draw:text-style-name="P21" draw:layer="layout" svg:width="0.289cm" svg:height="0.289cm" svg:x="11.662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719cm" svg:height="0.806cm" svg:x="11.386cm" svg:y="7.509cm">
          <draw:text-box>
            <text:p><text:span text:style-name="T5">d</text:span></text:p>
          </draw:text-box>
        </draw:frame>
        <draw:custom-shape draw:style-name="gr85" draw:text-style-name="P1" draw:layer="layout" svg:width="8.372cm" svg:height="4.333cm" svg:x="2.955cm" svg:y="18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" draw:layer="layout" svg:width="6.179cm" svg:height="6.779cm" svg:x="4.678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9" draw:layer="layout" svg:width="5.488cm" svg:height="0.806cm" svg:x="4.554cm" svg:y="8.85cm">
          <draw:text-box>
            <text:p><text:span text:style-name="T5">P/O Main Veroboard</text:span></text:p>
          </draw:text-box>
        </draw:frame>
        <draw:custom-shape draw:style-name="gr87" draw:text-style-name="P1" draw:layer="layout" svg:width="5.368cm" svg:height="3.286cm" svg:x="5.108cm" svg:y="23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2" draw:layer="layout" svg:width="3.167cm" svg:height="1.433cm" svg:x="6.493cm" svg:y="24.309cm">
          <draw:text-box>
            <text:p text:style-name="P3"><text:span text:style-name="T2">ADS1115 A/D</text:span></text:p>
            <text:p text:style-name="P3"><text:span text:style-name="T2">Board</text:span></text:p>
            <text:p text:style-name="P3"><text:span text:style-name="T2">(0x4B)</text:span></text:p>
          </draw:text-box>
        </draw:frame>
        <draw:frame draw:style-name="gr24" draw:text-style-name="P5" draw:layer="layout" svg:width="1.243cm" svg:height="0.645cm" svg:x="5.285cm" svg:y="23.411cm">
          <draw:text-box>
            <text:p><text:span text:style-name="T2">VDD</text:span></text:p>
          </draw:text-box>
        </draw:frame>
        <draw:frame draw:style-name="gr25" draw:text-style-name="P5" draw:layer="layout" svg:width="1.285cm" svg:height="0.645cm" svg:x="6.519cm" svg:y="23.37cm">
          <draw:text-box>
            <text:p><text:span text:style-name="T2">GND</text:span></text:p>
          </draw:text-box>
        </draw:frame>
        <draw:custom-shape draw:style-name="gr13" draw:text-style-name="P3" draw:layer="layout" svg:width="0.289cm" svg:height="0.289cm" svg:x="10.328cm" svg:y="2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48cm" svg:y="23.534cm">
          <draw:text-box>
            <text:p><text:span text:style-name="T2">A0</text:span></text:p>
          </draw:text-box>
        </draw:frame>
        <draw:custom-shape draw:style-name="gr13" draw:text-style-name="P3" draw:layer="layout" svg:width="0.289cm" svg:height="0.289cm" svg:x="4.983cm" svg:y="2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4.972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1.184cm" svg:height="0.645cm" svg:x="5.063cm" svg:y="25.075cm">
          <draw:text-box>
            <text:p><text:span text:style-name="T2">SCL</text:span></text:p>
          </draw:text-box>
        </draw:frame>
        <draw:frame draw:style-name="gr30" draw:text-style-name="P5" draw:layer="layout" svg:width="1.222cm" svg:height="0.645cm" svg:x="5.103cm" svg:y="24.233cm">
          <draw:text-box>
            <text:p><text:span text:style-name="T2">SDA</text:span></text:p>
          </draw:text-box>
        </draw:frame>
        <draw:custom-shape draw:style-name="gr13" draw:text-style-name="P3" draw:layer="layout" svg:width="0.289cm" svg:height="0.289cm" svg:x="7.445cm" svg:y="2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6.154cm" svg:y="2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289cm" svg:height="0.289cm" svg:x="10.349cm" svg:y="24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4.36cm">
          <draw:text-box>
            <text:p><text:span text:style-name="T2">A1</text:span></text:p>
          </draw:text-box>
        </draw:frame>
        <draw:custom-shape draw:style-name="gr13" draw:text-style-name="P3" draw:layer="layout" svg:width="0.289cm" svg:height="0.289cm" svg:x="10.349cm" svg:y="25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69cm" svg:y="25.133cm">
          <draw:text-box>
            <text:p><text:span text:style-name="T2">A2</text:span></text:p>
          </draw:text-box>
        </draw:frame>
        <draw:custom-shape draw:style-name="gr13" draw:text-style-name="P3" draw:layer="layout" svg:width="0.289cm" svg:height="0.289cm" svg:x="10.338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0.93cm" svg:height="0.645cm" svg:x="9.558cm" svg:y="25.958cm">
          <draw:text-box>
            <text:p><text:span text:style-name="T2">A3</text:span></text:p>
          </draw:text-box>
        </draw:frame>
        <draw:custom-shape draw:style-name="gr88" draw:text-style-name="P1" draw:layer="layout" svg:width="5.126cm" svg:height="24.99cm" svg:x="11.327cm" svg:y="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4" draw:layer="layout" svg:width="0.088cm" svg:height="0.093cm" svg:x="7.525cm" svg:y="20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6.248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6.189cm" svg:y="1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7.423cm" svg:y="1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521cm" svg:height="0.806cm" svg:x="7.492cm" svg:y="22.204cm">
          <draw:text-box>
            <text:p><text:span text:style-name="T5">f</text:span></text:p>
          </draw:text-box>
        </draw:frame>
        <draw:custom-shape draw:style-name="gr51" draw:text-style-name="P14" draw:layer="layout" svg:width="0.088cm" svg:height="0.093cm" svg:x="4.115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8cm" svg:height="0.093cm" svg:x="4.499cm" svg:y="1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241cm" svg:y1="12.128cm" svg:x2="14.239cm" svg:y2="11.247cm">
          <text:p/>
        </draw:line>
        <draw:line draw:style-name="gr2" draw:text-style-name="P1" draw:layer="layout" svg:x1="13.801cm" svg:y1="12.119cm" svg:x2="13.799cm" svg:y2="11.238cm">
          <text:p/>
        </draw:line>
        <draw:line draw:style-name="gr2" draw:text-style-name="P1" draw:layer="layout" svg:x1="13.362cm" svg:y1="12.144cm" svg:x2="13.348cm" svg:y2="11.246cm">
          <text:p/>
        </draw:line>
        <draw:line draw:style-name="gr2" draw:text-style-name="P1" draw:layer="layout" svg:x1="14.682cm" svg:y1="22.12cm" svg:x2="14.681cm" svg:y2="11.25cm">
          <text:p/>
        </draw:line>
        <draw:line draw:style-name="gr2" draw:text-style-name="P1" draw:layer="layout" svg:x1="13.921cm" svg:y1="22.714cm" svg:x2="13.948cm" svg:y2="12.768cm">
          <text:p/>
        </draw:line>
        <draw:custom-shape draw:style-name="gr51" draw:text-style-name="P14" draw:layer="layout" svg:width="0.09cm" svg:height="0.093cm" svg:x="12.446cm" svg:y="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252cm" svg:y="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3.667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48cm" svg:y="1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7.552cm" svg:y1="20.172cm" svg:x2="13.916cm" svg:y2="20.185cm">
          <text:p/>
        </draw:line>
        <draw:custom-shape draw:style-name="gr51" draw:text-style-name="P14" draw:layer="layout" svg:width="0.088cm" svg:height="0.093cm" svg:x="7.507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9cm" svg:height="0.093cm" svg:x="14.6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1cm" svg:height="0.093cm" svg:x="13.903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5" draw:layer="layout" svg:width="1.497cm" svg:height="0.645cm" svg:x="8.285cm" svg:y="23.409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922cm" svg:y="2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5" draw:layer="layout" svg:width="1.497cm" svg:height="0.645cm" svg:x="8.267cm" svg:y="17.503cm">
          <draw:text-box>
            <text:p><text:span text:style-name="T2">ADDR</text:span></text:p>
          </draw:text-box>
        </draw:frame>
        <draw:custom-shape draw:style-name="gr13" draw:text-style-name="P3" draw:layer="layout" svg:width="0.289cm" svg:height="0.289cm" svg:x="8.859cm" svg:y="1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6.318cm" svg:y1="20.743cm" svg:x2="9.032cm" svg:y2="20.738cm">
          <text:p/>
        </draw:line>
        <draw:custom-shape draw:style-name="gr51" draw:text-style-name="P14" draw:layer="layout" svg:width="0.088cm" svg:height="0.093cm" svg:x="6.293cm" svg:y="2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8.86cm" svg:y="19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9" draw:layer="layout" svg:width="0.446cm" svg:height="1.361cm" svg:x="9.016cm" svg:y="18.767cm">
          <draw:text-box>
            <text:p><text:span text:style-name="T5">kg</text:span></text:p>
          </draw:text-box>
        </draw:frame>
        <draw:frame draw:style-name="gr61" draw:text-style-name="P19" draw:layer="layout" svg:width="0.446cm" svg:height="0.806cm" svg:x="6.31cm" svg:y="18.8cm">
          <draw:text-box>
            <text:p><text:span text:style-name="T5">g</text:span></text:p>
          </draw:text-box>
        </draw:frame>
        <draw:frame draw:style-name="gr61" draw:text-style-name="P19" draw:layer="layout" svg:width="0.521cm" svg:height="0.806cm" svg:x="7.478cm" svg:y="18.731cm">
          <draw:text-box>
            <text:p><text:span text:style-name="T5">f</text:span></text:p>
          </draw:text-box>
        </draw:frame>
        <draw:line draw:style-name="gr89" draw:text-style-name="P1" draw:layer="layout" svg:x1="4.181cm" svg:y1="21.353cm" svg:x2="9.072cm" svg:y2="21.353cm">
          <text:p/>
        </draw:line>
        <draw:custom-shape draw:style-name="gr51" draw:text-style-name="P14" draw:layer="layout" svg:width="0.088cm" svg:height="0.093cm" svg:x="4.121cm" svg:y="21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3cm" svg:height="0.289cm" svg:x="8.921cm" svg:y="2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8.994cm" svg:y="22.23cm">
          <draw:text-box>
            <text:p><text:span text:style-name="T5">k</text:span></text:p>
          </draw:text-box>
        </draw:frame>
        <draw:custom-shape draw:style-name="gr51" draw:text-style-name="P14" draw:layer="layout" svg:width="0.06cm" svg:height="0.093cm" svg:x="12.494cm" svg:y="1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081cm" svg:height="0.093cm" svg:x="13.894cm" svg:y="20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" draw:layer="layout" svg:width="2.228cm" svg:height="4.158cm" svg:x="2.488cm" svg:y="14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289cm" svg:height="0.289cm" svg:x="3.438cm" svg:y="1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3.426cm" svg:y="16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3.973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1" draw:layer="layout" svg:width="0.289cm" svg:height="0.289cm" svg:x="4.401cm" svg:y="2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0.676cm" svg:height="0.806cm" svg:x="4.489cm" svg:y="22.193cm">
          <draw:text-box>
            <text:p><text:span text:style-name="T5">j</text:span></text:p>
          </draw:text-box>
        </draw:frame>
        <draw:frame draw:style-name="gr61" draw:text-style-name="P19" draw:layer="layout" svg:width="0.676cm" svg:height="0.806cm" svg:x="3.382cm" svg:y="22.221cm">
          <draw:text-box>
            <text:p><text:span text:style-name="T5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10-07T16:06:32.426640171</dc:date>
    <meta:editing-duration>P1DT14H43M30S</meta:editing-duration>
    <meta:editing-cycles>183</meta:editing-cycles>
    <meta:generator>LibreOffice/6.2.7.1$Linux_X86_64 LibreOffice_project/20$Build-1</meta:generator>
    <dc:creator>Terry Coles</dc:creator>
    <meta:printed-by>Terry Coles</meta:printed-by>
    <meta:print-date>2019-10-07T14:25:00.883713940</meta:print-date>
    <meta:document-statistic meta:object-count="683"/>
  </office:meta>
</office:document-meta>
</file>